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akePearl" svg:font-family="FakePearl"/>
    <style:font-face style:name="FakePearl1" svg:font-family="FakePearl" style:font-family-generic="swiss"/>
    <style:font-face style:name="Fakepearl" svg:font-family="Fakepearl"/>
    <style:font-face style:name="Georgia" svg:font-family="Georgia"/>
    <style:font-face style:name="Georgia1" svg:font-family="Georgia" style:font-family-generic="swiss"/>
    <style:font-face style:name="Georgia2" svg:font-family="Georgia" style:font-family-generic="system" style:font-pitch="variable"/>
    <style:font-face style:name="Gungsuh" svg:font-family="Gungsuh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新細明體" svg:font-family="新細明體"/>
    <style:font-face style:name="新細明體1" svg:font-family="新細明體" style:font-family-generic="system" style:font-pitch="variable"/>
    <style:font-face style:name="標楷體" svg:font-family="標楷體"/>
    <style:font-face style:name="標楷體1" svg:font-family="標楷體" style:font-family-generic="swiss"/>
    <style:font-face style:name="標楷體2" svg:font-family="標楷體" style:font-family-generic="system" style:font-pitch="variable"/>
  </office:font-face-decls>
  <office:automatic-styles>
    <style:style style:name="表格1" style:family="table">
      <style:table-properties style:width="17.175cm" fo:margin-left="-0.18cm" fo:margin-top="0cm" fo:margin-bottom="0cm" table:align="left" style:writing-mode="page"/>
    </style:style>
    <style:style style:name="表格1.A" style:family="table-column">
      <style:table-column-properties style:column-width="2.741cm"/>
    </style:style>
    <style:style style:name="表格1.B" style:family="table-column">
      <style:table-column-properties style:column-width="3.242cm"/>
    </style:style>
    <style:style style:name="表格1.C" style:family="table-column">
      <style:table-column-properties style:column-width="1.623cm"/>
    </style:style>
    <style:style style:name="表格1.D" style:family="table-column">
      <style:table-column-properties style:column-width="1.877cm"/>
    </style:style>
    <style:style style:name="表格1.E" style:family="table-column">
      <style:table-column-properties style:column-width="2.75cm"/>
    </style:style>
    <style:style style:name="表格1.F" style:family="table-column">
      <style:table-column-properties style:column-width="4.942cm"/>
    </style:style>
    <style:style style:name="表格1.1" style:family="table-row">
      <style:table-row-properties style:min-row-height="1.217cm" fo:keep-together="auto"/>
    </style:style>
    <style:style style:name="表格1.A1" style:family="table-cell">
      <style:table-cell-properties style:vertical-align="middle" fo:padding-left="0.189cm" fo:padding-right="0.146cm" fo:padding-top="0.18cm" fo:padding-bottom="0.032cm" fo:border="0.5pt solid #000000"/>
    </style:style>
    <style:style style:name="表格1.2" style:family="table-row">
      <style:table-row-properties style:min-row-height="1.184cm" fo:keep-together="auto"/>
    </style:style>
    <style:style style:name="表格1.D2" style:family="table-cell">
      <style:table-cell-properties style:vertical-align="middle" fo:padding-left="0.018cm" fo:padding-right="0.018cm" fo:padding-top="0cm" fo:padding-bottom="0cm" fo:border="0.5pt solid #000000"/>
    </style:style>
    <style:style style:name="表格1.3" style:family="table-row">
      <style:table-row-properties style:min-row-height="1.178cm" fo:keep-together="auto"/>
    </style:style>
    <style:style style:name="表格1.4" style:family="table-row">
      <style:table-row-properties style:min-row-height="5.849cm" fo:keep-together="auto"/>
    </style:style>
    <style:style style:name="表格1.B4" style:family="table-cell">
      <style:table-cell-properties fo:padding-left="0.189cm" fo:padding-right="0.146cm" fo:padding-top="0.18cm" fo:padding-bottom="0.032cm" fo:border="0.5pt solid #000000"/>
    </style:style>
    <style:style style:name="表格1.5" style:family="table-row">
      <style:table-row-properties style:min-row-height="1.021cm" fo:keep-together="auto"/>
    </style:style>
    <style:style style:name="表格1.6" style:family="table-row">
      <style:table-row-properties style:min-row-height="3.778cm" fo:keep-together="auto"/>
    </style:style>
    <style:style style:name="表格1.B6" style:family="table-cell">
      <style:table-cell-properties fo:padding-left="0.189cm" fo:padding-right="0.146cm" fo:padding-top="0.18cm" fo:padding-bottom="0.032cm" fo:border="0.5pt solid #000000"/>
    </style:style>
    <style:style style:name="表格2" style:family="table">
      <style:table-properties style:width="17.175cm" fo:margin-left="-0.182cm" fo:margin-top="0cm" fo:margin-bottom="0cm" table:align="left" style:writing-mode="page"/>
    </style:style>
    <style:style style:name="表格2.A" style:family="table-column">
      <style:table-column-properties style:column-width="5.36cm"/>
    </style:style>
    <style:style style:name="表格2.B" style:family="table-column">
      <style:table-column-properties style:column-width="5.368cm"/>
    </style:style>
    <style:style style:name="表格2.C" style:family="table-column">
      <style:table-column-properties style:column-width="6.447cm"/>
    </style:style>
    <style:style style:name="表格2.1" style:family="table-row">
      <style:table-row-properties style:min-row-height="3.845cm" fo:keep-together="auto"/>
    </style:style>
    <style:style style:name="表格2.A1" style:family="table-cell">
      <style:table-cell-properties fo:padding-left="0.191cm" fo:padding-right="0.203cm" fo:padding-top="0.291cm" fo:padding-bottom="0cm" fo:border="0.5pt solid #000000"/>
    </style:style>
    <style:style style:name="表格3" style:family="table">
      <style:table-properties style:width="17.175cm" fo:margin-left="-0.18cm" fo:margin-top="0cm" fo:margin-bottom="0cm" table:align="left" style:writing-mode="page"/>
    </style:style>
    <style:style style:name="表格3.A" style:family="table-column">
      <style:table-column-properties style:column-width="2.741cm"/>
    </style:style>
    <style:style style:name="表格3.B" style:family="table-column">
      <style:table-column-properties style:column-width="2.993cm"/>
    </style:style>
    <style:style style:name="表格3.C" style:family="table-column">
      <style:table-column-properties style:column-width="1.998cm"/>
    </style:style>
    <style:style style:name="表格3.D" style:family="table-column">
      <style:table-column-properties style:column-width="1.75cm"/>
    </style:style>
    <style:style style:name="表格3.E" style:family="table-column">
      <style:table-column-properties style:column-width="2.75cm"/>
    </style:style>
    <style:style style:name="表格3.F" style:family="table-column">
      <style:table-column-properties style:column-width="4.942cm"/>
    </style:style>
    <style:style style:name="表格3.1" style:family="table-row">
      <style:table-row-properties style:min-row-height="1.217cm" fo:keep-together="auto"/>
    </style:style>
    <style:style style:name="表格3.A1" style:family="table-cell">
      <style:table-cell-properties style:vertical-align="middle" fo:padding-left="0.189cm" fo:padding-right="0.146cm" fo:padding-top="0.18cm" fo:padding-bottom="0.032cm" fo:border="0.5pt solid #000000"/>
    </style:style>
    <style:style style:name="表格3.2" style:family="table-row">
      <style:table-row-properties style:min-row-height="1.184cm" fo:keep-together="auto"/>
    </style:style>
    <style:style style:name="表格3.3" style:family="table-row">
      <style:table-row-properties style:min-row-height="1.177cm" fo:keep-together="auto"/>
    </style:style>
    <style:style style:name="表格3.4" style:family="table-row">
      <style:table-row-properties style:min-row-height="1.429cm" fo:keep-together="auto"/>
    </style:style>
    <style:style style:name="表格3.5" style:family="table-row">
      <style:table-row-properties style:min-row-height="2.574cm" fo:keep-together="auto"/>
    </style:style>
    <style:style style:name="表格3.6" style:family="table-row">
      <style:table-row-properties style:min-row-height="13.765cm" fo:keep-together="auto"/>
    </style:style>
    <style:style style:name="表格3.B6" style:family="table-cell">
      <style:table-cell-properties fo:padding-left="0.189cm" fo:padding-right="0.146cm" fo:padding-top="0.18cm" fo:padding-bottom="0.032cm" fo:border="0.5pt solid #000000"/>
    </style:style>
    <style:style style:name="表格4" style:family="table">
      <style:table-properties style:width="17.175cm" fo:margin-left="-0.18cm" fo:margin-top="0cm" fo:margin-bottom="0cm" table:align="left" style:writing-mode="page"/>
    </style:style>
    <style:style style:name="表格4.A" style:family="table-column">
      <style:table-column-properties style:column-width="2.741cm"/>
    </style:style>
    <style:style style:name="表格4.B" style:family="table-column">
      <style:table-column-properties style:column-width="2.485cm"/>
    </style:style>
    <style:style style:name="表格4.C" style:family="table-column">
      <style:table-column-properties style:column-width="1.757cm"/>
    </style:style>
    <style:style style:name="表格4.D" style:family="table-column">
      <style:table-column-properties style:column-width="2cm"/>
    </style:style>
    <style:style style:name="表格4.E" style:family="table-column">
      <style:table-column-properties style:column-width="2.249cm"/>
    </style:style>
    <style:style style:name="表格4.F" style:family="table-column">
      <style:table-column-properties style:column-width="5.943cm"/>
    </style:style>
    <style:style style:name="表格4.1" style:family="table-row">
      <style:table-row-properties style:min-row-height="1.217cm" fo:keep-together="auto"/>
    </style:style>
    <style:style style:name="表格4.A1" style:family="table-cell">
      <style:table-cell-properties style:vertical-align="middle" fo:padding-left="0.189cm" fo:padding-right="0.146cm" fo:padding-top="0.18cm" fo:padding-bottom="0.032cm" fo:border="0.5pt solid #000000"/>
    </style:style>
    <style:style style:name="表格4.2" style:family="table-row">
      <style:table-row-properties style:min-row-height="1.184cm" fo:keep-together="auto"/>
    </style:style>
    <style:style style:name="表格4.3" style:family="table-row">
      <style:table-row-properties style:min-row-height="0.753cm" fo:keep-together="auto"/>
    </style:style>
    <style:style style:name="表格4.A3" style:family="table-cell">
      <style:table-cell-properties style:vertical-align="middle" fo:background-color="#e2efd9" fo:padding-left="0.189cm" fo:padding-right="0.146cm" fo:padding-top="0.18cm" fo:padding-bottom="0.032cm" fo:border="0.5pt solid #000000">
        <style:background-image/>
      </style:table-cell-properties>
    </style:style>
    <style:style style:name="表格4.4" style:family="table-row">
      <style:table-row-properties style:min-row-height="6.271cm" fo:keep-together="auto"/>
    </style:style>
    <style:style style:name="表格4.B4" style:family="table-cell">
      <style:table-cell-properties fo:padding-left="0.189cm" fo:padding-right="0.146cm" fo:padding-top="0.18cm" fo:padding-bottom="0.032cm" fo:border="0.5pt solid #000000"/>
    </style:style>
    <style:style style:name="表格4.F4" style:family="table-cell">
      <style:table-cell-properties fo:padding-left="0.189cm" fo:padding-right="0.146cm" fo:padding-top="0.18cm" fo:padding-bottom="0.032cm" fo:border="0.5pt solid #000000"/>
    </style:style>
    <style:style style:name="表格4.B5" style:family="table-cell">
      <style:table-cell-properties fo:padding-left="0.189cm" fo:padding-right="0.146cm" fo:padding-top="0.18cm" fo:padding-bottom="0.032cm" fo:border="0.5pt solid #000000"/>
    </style:style>
    <style:style style:name="表格4.F5" style:family="table-cell">
      <style:table-cell-properties fo:padding-left="0.189cm" fo:padding-right="0.146cm" fo:padding-top="0.18cm" fo:padding-bottom="0.032cm" fo:border="0.5pt solid #000000"/>
    </style:style>
    <style:style style:name="表格4.B6" style:family="table-cell">
      <style:table-cell-properties fo:padding-left="0.189cm" fo:padding-right="0.146cm" fo:padding-top="0.18cm" fo:padding-bottom="0.032cm" fo:border="0.5pt solid #000000"/>
    </style:style>
    <style:style style:name="表格4.F6" style:family="table-cell">
      <style:table-cell-properties fo:padding-left="0.189cm" fo:padding-right="0.146cm" fo:padding-top="0.18cm" fo:padding-bottom="0.032cm" fo:border="0.5pt solid #000000"/>
    </style:style>
    <style:style style:name="表格5" style:family="table">
      <style:table-properties style:width="17.175cm" fo:margin-left="-0.18cm" fo:margin-top="0cm" fo:margin-bottom="0cm" table:align="left" style:writing-mode="page"/>
    </style:style>
    <style:style style:name="表格5.A" style:family="table-column">
      <style:table-column-properties style:column-width="2.741cm"/>
    </style:style>
    <style:style style:name="表格5.B" style:family="table-column">
      <style:table-column-properties style:column-width="2.24cm"/>
    </style:style>
    <style:style style:name="表格5.C" style:family="table-column">
      <style:table-column-properties style:column-width="1.501cm"/>
    </style:style>
    <style:style style:name="表格5.D" style:family="table-column">
      <style:table-column-properties style:column-width="1.499cm"/>
    </style:style>
    <style:style style:name="表格5.E" style:family="table-column">
      <style:table-column-properties style:column-width="2.002cm"/>
    </style:style>
    <style:style style:name="表格5.F" style:family="table-column">
      <style:table-column-properties style:column-width="3.5cm"/>
    </style:style>
    <style:style style:name="表格5.G" style:family="table-column">
      <style:table-column-properties style:column-width="3.692cm"/>
    </style:style>
    <style:style style:name="表格5.1" style:family="table-row">
      <style:table-row-properties style:min-row-height="1.217cm" fo:keep-together="auto"/>
    </style:style>
    <style:style style:name="表格5.A1" style:family="table-cell">
      <style:table-cell-properties style:vertical-align="middle" fo:padding-left="0.189cm" fo:padding-right="0.146cm" fo:padding-top="0.18cm" fo:padding-bottom="0.032cm" fo:border="0.5pt solid #000000"/>
    </style:style>
    <style:style style:name="表格5.E1" style:family="table-cell">
      <style:table-cell-properties style:vertical-align="middle" fo:padding-left="0.018cm" fo:padding-right="0.018cm" fo:padding-top="0cm" fo:padding-bottom="0cm" fo:border="0.5pt solid #000000"/>
    </style:style>
    <style:style style:name="表格5.2" style:family="table-row">
      <style:table-row-properties style:min-row-height="1.184cm" fo:keep-together="auto"/>
    </style:style>
    <style:style style:name="表格5.3" style:family="table-row">
      <style:table-row-properties style:min-row-height="1.277cm" fo:keep-together="auto"/>
    </style:style>
    <style:style style:name="表格5.A3" style:family="table-cell">
      <style:table-cell-properties style:vertical-align="middle" fo:background-color="#fbe4d5" fo:padding-left="0.189cm" fo:padding-right="0.146cm" fo:padding-top="0.18cm" fo:padding-bottom="0.032cm" fo:border="0.5pt solid #000000">
        <style:background-image/>
      </style:table-cell-properties>
    </style:style>
    <style:style style:name="表格5.4" style:family="table-row">
      <style:table-row-properties style:min-row-height="2.016cm" fo:keep-together="auto"/>
    </style:style>
    <style:style style:name="表格6" style:family="table">
      <style:table-properties style:width="16.979cm" fo:margin-left="-0.191cm" fo:margin-top="0cm" fo:margin-bottom="0cm" table:align="left" style:writing-mode="page"/>
    </style:style>
    <style:style style:name="表格6.A" style:family="table-column">
      <style:table-column-properties style:column-width="2.452cm"/>
    </style:style>
    <style:style style:name="表格6.B" style:family="table-column">
      <style:table-column-properties style:column-width="2.469cm"/>
    </style:style>
    <style:style style:name="表格6.C" style:family="table-column">
      <style:table-column-properties style:column-width="1.997cm"/>
    </style:style>
    <style:style style:name="表格6.D" style:family="table-column">
      <style:table-column-properties style:column-width="2.969cm"/>
    </style:style>
    <style:style style:name="表格6.E" style:family="table-column">
      <style:table-column-properties style:column-width="1.603cm"/>
    </style:style>
    <style:style style:name="表格6.F" style:family="table-column">
      <style:table-column-properties style:column-width="5.489cm"/>
    </style:style>
    <style:style style:name="表格6.1" style:family="table-row">
      <style:table-row-properties style:min-row-height="1.401cm" fo:keep-together="auto"/>
    </style:style>
    <style:style style:name="表格6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.3" style:family="table-row">
      <style:table-row-properties style:min-row-height="6.399cm" fo:keep-together="auto"/>
    </style:style>
    <style:style style:name="表格6.A3" style:family="table-cell">
      <style:table-cell-properties fo:padding-left="0.191cm" fo:padding-right="0.191cm" fo:padding-top="0cm" fo:padding-bottom="0cm" fo:border="0.5pt solid #000000"/>
    </style:style>
    <style:style style:name="表格6.A4" style:family="table-cell">
      <style:table-cell-properties fo:padding-left="0.191cm" fo:padding-right="0.191cm" fo:padding-top="0cm" fo:padding-bottom="0cm" fo:border="0.5pt solid #000000"/>
    </style:style>
    <style:style style:name="表格6.A5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left="0cm" fo:text-indent="-0.004cm" style:auto-text-indent="false"/>
      <style:text-properties style:language-asian="zh" style:country-asian="TW"/>
    </style:style>
    <style:style style:name="P2" style:family="paragraph" style:parent-style-name="Standard">
      <style:paragraph-properties fo:margin-left="0cm" fo:line-height="100%" fo:text-align="center" style:justify-single-word="false" fo:orphans="2" fo:widows="2" fo:text-indent="-0.004cm" style:auto-text-indent="false"/>
    </style:style>
    <style:style style:name="P3" style:family="paragraph" style:parent-style-name="Standard" style:master-page-name="Standard">
      <style:paragraph-properties fo:margin-left="0cm" fo:line-height="100%" fo:text-align="center" style:justify-single-word="false" fo:orphans="2" fo:widows="2" fo:text-indent="-0.004cm" style:auto-text-indent="false" style:page-number="1"/>
    </style:style>
    <style:style style:name="P4" style:family="paragraph" style:parent-style-name="Standard">
      <style:paragraph-properties fo:margin-left="0cm" fo:line-height="100%" fo:text-align="center" style:justify-single-word="false" fo:orphans="2" fo:widows="2" fo:text-indent="-0.004cm" style:auto-text-indent="false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2" fo:widows="2" fo:text-indent="-0.004cm" style:auto-text-indent="false" fo:break-before="page"/>
    </style:style>
    <style:style style:name="P6" style:family="paragraph" style:parent-style-name="Standard">
      <style:paragraph-properties fo:margin-left="0.002cm" fo:line-height="100%" fo:text-align="center" style:justify-single-word="false" fo:orphans="2" fo:widows="2" fo:text-indent="-0.005cm" style:auto-text-indent="false"/>
    </style:style>
    <style:style style:name="P7" style:family="paragraph" style:parent-style-name="Standard">
      <style:paragraph-properties fo:margin-left="0.004cm" fo:line-height="100%" fo:text-align="center" style:justify-single-word="false" fo:orphans="2" fo:widows="2" fo:text-indent="-0.007cm" style:auto-text-indent="false"/>
    </style:style>
    <style:style style:name="P8" style:family="paragraph" style:parent-style-name="Standard">
      <style:paragraph-properties fo:margin-left="0cm" fo:margin-top="0cm" fo:margin-bottom="0cm" style:contextual-spacing="false" fo:line-height="100%" fo:text-align="center" style:justify-single-word="false" fo:text-indent="-0.004cm" style:auto-text-indent="false" fo:break-before="page"/>
    </style:style>
    <style:style style:name="P9" style:family="paragraph" style:parent-style-name="Standard">
      <style:paragraph-properties fo:margin-left="0.002cm" fo:line-height="100%" fo:orphans="2" fo:widows="2" fo:text-indent="-0.005cm" style:auto-text-indent="false"/>
    </style:style>
    <style:style style:name="P10" style:family="paragraph" style:parent-style-name="Standard">
      <style:paragraph-properties fo:margin-left="0cm" fo:line-height="100%" fo:orphans="2" fo:widows="2" fo:text-indent="-0.004cm" style:auto-text-indent="false"/>
    </style:style>
    <style:style style:name="P11" style:family="paragraph" style:parent-style-name="Standard">
      <style:paragraph-properties fo:margin-left="0.002cm" fo:line-height="100%" fo:text-align="justify" style:justify-single-word="false" fo:orphans="2" fo:widows="2" fo:text-indent="-0.005cm" style:auto-text-indent="false"/>
    </style:style>
    <style:style style:name="P12" style:family="paragraph" style:parent-style-name="Standard">
      <style:paragraph-properties fo:margin-left="0.002cm" fo:line-height="100%" fo:text-align="justify" style:justify-single-word="false" fo:orphans="2" fo:widows="2" fo:text-indent="0cm" style:auto-text-indent="false"/>
    </style:style>
    <style:style style:name="P13" style:family="paragraph" style:parent-style-name="Standard" style:list-style-name="WWNum1">
      <style:paragraph-properties fo:line-height="100%" fo:text-align="justify" style:justify-single-word="false" fo:orphans="2" fo:widows="2"/>
    </style:style>
    <style:style style:name="P14" style:family="paragraph" style:parent-style-name="Standard" style:list-style-name="WWNum2">
      <style:paragraph-properties fo:line-height="100%" fo:text-align="justify" style:justify-single-word="false" fo:orphans="2" fo:widows="2"/>
    </style:style>
    <style:style style:name="P15" style:family="paragraph" style:parent-style-name="Standard" style:list-style-name="WWNum3">
      <style:paragraph-properties fo:line-height="100%" fo:text-align="justify" style:justify-single-word="false" fo:orphans="2" fo:widows="2"/>
    </style:style>
    <style:style style:name="P16" style:family="paragraph" style:parent-style-name="Standard">
      <style:paragraph-properties fo:margin-left="0.002cm" fo:line-height="100%" fo:text-align="justify" style:justify-single-word="false" fo:orphans="2" fo:widows="2" fo:text-indent="-0.005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P17" style:family="paragraph" style:parent-style-name="Standard">
      <style:paragraph-properties fo:margin-left="0.002cm" fo:line-height="100%" fo:text-align="justify" style:justify-single-word="false" fo:orphans="2" fo:widows="2" fo:text-indent="0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P18" style:family="paragraph" style:parent-style-name="Standard">
      <style:paragraph-properties fo:margin-left="0.002cm" fo:line-height="100%" fo:orphans="2" fo:widows="2" fo:text-indent="-0.005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P19" style:family="paragraph" style:parent-style-name="Standard">
      <style:paragraph-properties fo:margin-left="0.002cm" fo:line-height="100%" fo:text-align="center" style:justify-single-word="false" fo:orphans="2" fo:widows="2" fo:text-indent="-0.005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P20" style:family="paragraph" style:parent-style-name="Standard">
      <style:paragraph-properties fo:margin-left="0.002cm" fo:line-height="100%" fo:text-align="justify" style:justify-single-word="false" fo:orphans="2" fo:widows="2" fo:text-indent="-0.005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size-complex="14pt"/>
    </style:style>
    <style:style style:name="P21" style:family="paragraph" style:parent-style-name="Standard">
      <style:paragraph-properties fo:margin-left="0.002cm" fo:line-height="100%" fo:text-align="justify" style:justify-single-word="false" fo:orphans="2" fo:widows="2" fo:text-indent="-0.005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name-complex="Times New Roman2" style:font-size-complex="14pt"/>
    </style:style>
    <style:style style:name="P22" style:family="paragraph" style:parent-style-name="Standard">
      <style:paragraph-properties fo:margin-left="0.002cm" fo:line-height="100%" fo:text-align="center" style:justify-single-word="false" fo:orphans="2" fo:widows="2" fo:text-indent="-0.005cm" style:auto-text-indent="false"/>
      <style:text-properties fo:color="#000000" loext:opacity="100%" style:font-name="FakePearl1" fo:font-size="14pt" style:font-name-asian="FakePearl" style:font-size-asian="14pt" style:language-asian="zh" style:country-asian="TW" style:font-name-complex="Times New Roman2" style:font-size-complex="14pt"/>
    </style:style>
    <style:style style:name="P23" style:family="paragraph" style:parent-style-name="Standard">
      <style:paragraph-properties fo:margin-left="0.004cm" fo:line-height="100%" fo:text-align="justify" style:justify-single-word="false" fo:orphans="2" fo:widows="2" fo:text-indent="-0.007cm" style:auto-text-indent="false"/>
      <style:text-properties fo:color="#000000" loext:opacity="100%" style:font-name="FakePearl1" fo:font-size="20pt" style:font-name-asian="FakePearl" style:font-size-asian="20pt" style:language-asian="zh" style:country-asian="TW" style:font-name-complex="標楷體2" style:font-size-complex="20pt"/>
    </style:style>
    <style:style style:name="P24" style:family="paragraph" style:parent-style-name="Standard">
      <style:paragraph-properties fo:margin-left="0.004cm" fo:line-height="100%" fo:text-align="center" style:justify-single-word="false" fo:orphans="2" fo:widows="2" fo:text-indent="-0.007cm" style:auto-text-indent="false"/>
      <style:text-properties fo:color="#000000" loext:opacity="100%" style:font-name="FakePearl1" fo:font-size="20pt" style:font-name-asian="FakePearl" style:font-size-asian="20pt" style:language-asian="zh" style:country-asian="TW" style:font-name-complex="標楷體2" style:font-size-complex="20pt"/>
    </style:style>
    <style:style style:name="P25" style:family="paragraph" style:parent-style-name="Standard">
      <style:paragraph-properties fo:margin-left="0cm" fo:line-height="100%" fo:text-align="end" style:justify-single-word="false" fo:orphans="2" fo:widows="2" fo:text-indent="-0.004cm" style:auto-text-indent="false"/>
      <style:text-properties fo:color="#000000" loext:opacity="100%" style:font-name="FakePearl1" style:font-name-asian="FakePearl" style:language-asian="zh" style:country-asian="TW" style:font-name-complex="標楷體2" style:font-size-complex="12pt"/>
    </style:style>
    <style:style style:name="P26" style:family="paragraph" style:parent-style-name="Standard">
      <style:paragraph-properties fo:margin-left="0cm" fo:line-height="100%" fo:orphans="2" fo:widows="2" fo:text-indent="-0.004cm" style:auto-text-indent="false"/>
      <style:text-properties fo:color="#000000" loext:opacity="100%" style:font-name="FakePearl1" style:font-name-asian="FakePearl" style:language-asian="zh" style:country-asian="TW" style:font-name-complex="Times New Roman2" style:font-size-complex="12pt"/>
    </style:style>
    <style:style style:name="P27" style:family="paragraph" style:parent-style-name="Standard">
      <style:paragraph-properties fo:margin-left="0.004cm" fo:line-height="100%" fo:orphans="2" fo:widows="2" fo:text-indent="-0.007cm" style:auto-text-indent="false"/>
      <style:text-properties fo:color="#000000" loext:opacity="100%" style:font-name="標楷體1" fo:font-size="20pt" style:font-name-asian="標楷體" style:font-size-asian="20pt" style:language-asian="zh" style:country-asian="TW" style:font-name-complex="標楷體2" style:font-size-complex="20pt"/>
    </style:style>
    <style:style style:name="P28" style:family="paragraph" style:parent-style-name="Standard">
      <style:paragraph-properties fo:margin-left="0.002cm" fo:line-height="100%" fo:text-align="justify" style:justify-single-word="false" fo:orphans="2" fo:widows="2" fo:text-indent="-0.005cm" style:auto-text-indent="false"/>
      <style:text-properties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P29" style:family="paragraph" style:parent-style-name="Standard">
      <style:paragraph-properties fo:margin-left="0.002cm" fo:line-height="100%" fo:text-align="center" style:justify-single-word="false" fo:orphans="2" fo:widows="2" fo:text-indent="-0.005cm" style:auto-text-indent="false"/>
      <style:text-properties style:font-name="FakePearl1" fo:font-size="14pt" style:font-name-asian="FakePearl" style:font-size-asian="14pt" style:language-asian="zh" style:country-asian="TW" style:font-name-complex="Times New Roman2" style:font-size-complex="14pt"/>
    </style:style>
    <style:style style:name="P30" style:family="paragraph" style:parent-style-name="Standard">
      <style:paragraph-properties fo:margin-left="0.002cm" fo:line-height="115%" fo:orphans="2" fo:widows="2" fo:text-indent="-0.005cm" style:auto-text-indent="false"/>
    </style:style>
    <style:style style:name="P31" style:family="paragraph" style:parent-style-name="Standard" style:list-style-name="WWNum3">
      <style:paragraph-properties fo:line-height="100%" fo:text-align="justify" style:justify-single-word="false" fo:orphans="2" fo:widows="2"/>
      <style:text-properties style:font-name="Fakepearl" style:font-name-asian="Fakepearl"/>
    </style:style>
    <style:style style:name="P32" style:family="paragraph" style:parent-style-name="Standard">
      <style:paragraph-properties fo:margin-left="0.002cm" fo:line-height="100%" fo:text-align="justify" style:justify-single-word="false" fo:orphans="2" fo:widows="2" fo:text-indent="-0.005cm" style:auto-text-indent="false"/>
      <style:text-properties officeooo:rsid="001e263e" officeooo:paragraph-rsid="001e263e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loext:opacity="100%" style:font-name="標楷體1" fo:font-size="10pt" style:font-name-asian="標楷體" style:font-size-asian="10pt" style:font-name-complex="標楷體2" style:font-size-complex="10pt"/>
    </style:style>
    <style:style style:name="T3" style:family="text">
      <style:text-properties fo:color="#000000" loext:opacity="100%" style:font-name="標楷體1" fo:font-size="20pt" style:font-name-asian="標楷體" style:font-size-asian="20pt" style:language-asian="zh" style:country-asian="TW" style:font-name-complex="標楷體2" style:font-size-complex="20pt"/>
    </style:style>
    <style:style style:name="T4" style:family="text">
      <style:text-properties fo:color="#000000" loext:opacity="100%" style:font-name="標楷體1" fo:font-size="14pt" style:font-name-asian="FakePearl" style:font-size-asian="14pt" style:language-asian="zh" style:country-asian="TW" style:font-name-complex="標楷體2" style:font-size-complex="14pt"/>
    </style:style>
    <style:style style:name="T5" style:family="text">
      <style:text-properties fo:color="#000000" loext:opacity="100%" style:font-name="Times New Roman1" fo:font-size="10pt" style:font-name-asian="Times New Roman" style:font-size-asian="10pt" style:language-asian="zh" style:country-asian="TW" style:font-name-complex="Times New Roman2" style:font-size-complex="10pt"/>
    </style:style>
    <style:style style:name="T6" style:family="text">
      <style:text-properties fo:color="#000000" loext:opacity="100%" style:font-name="Times New Roman1" fo:font-size="14pt" style:font-name-asian="FakePearl" style:font-size-asian="14pt" style:language-asian="zh" style:country-asian="TW" style:font-name-complex="Times New Roman2" style:font-size-complex="14pt"/>
    </style:style>
    <style:style style:name="T7" style:family="text">
      <style:text-properties fo:color="#000000" loext:opacity="100%" style:font-name="FakePearl1" fo:font-size="20pt" fo:font-weight="bold" style:font-name-asian="FakePearl" style:font-size-asian="20pt" style:language-asian="zh" style:country-asian="TW" style:font-weight-asian="bold" style:font-name-complex="Gungsuh" style:font-size-complex="20pt"/>
    </style:style>
    <style:style style:name="T8" style:family="text">
      <style:text-properties fo:color="#000000" loext:opacity="100%" style:font-name="FakePearl1" fo:font-size="20pt" fo:font-weight="bold" style:font-name-asian="FakePearl" style:font-size-asian="20pt" style:language-asian="zh" style:country-asian="TW" style:font-weight-asian="bold" style:font-name-complex="標楷體2" style:font-size-complex="20pt"/>
    </style:style>
    <style:style style:name="T9" style:family="text">
      <style:text-properties fo:color="#000000" loext:opacity="100%" style:font-name="FakePearl1" fo:font-size="20pt" fo:font-weight="bold" style:font-name-asian="FakePearl" style:font-size-asian="20pt" style:language-asian="zh" style:country-asian="TW" style:font-weight-asian="bold" style:font-name-complex="Times New Roman2" style:font-size-complex="20pt"/>
    </style:style>
    <style:style style:name="T10" style:family="text">
      <style:text-properties fo:color="#000000" loext:opacity="100%" style:font-name="FakePearl1" fo:font-size="20pt" style:font-name-asian="FakePearl" style:font-size-asian="20pt" style:language-asian="zh" style:country-asian="TW" style:font-name-complex="標楷體2" style:font-size-complex="20pt"/>
    </style:style>
    <style:style style:name="T11" style:family="text">
      <style:text-properties fo:color="#000000" loext:opacity="100%" style:font-name="FakePearl1" fo:font-size="20pt" style:font-name-asian="FakePearl" style:font-size-asian="20pt" style:language-asian="zh" style:country-asian="TW" style:font-name-complex="Times New Roman2" style:font-size-complex="20pt"/>
    </style:style>
    <style:style style:name="T12" style:family="text">
      <style:text-properties fo:color="#000000" loext:opacity="100%"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T13" style:family="text">
      <style:text-properties fo:color="#000000" loext:opacity="100%" style:font-name="FakePearl1" fo:font-size="14pt" style:font-name-asian="FakePearl" style:font-size-asian="14pt" style:language-asian="zh" style:country-asian="TW" style:font-size-complex="14pt"/>
    </style:style>
    <style:style style:name="T14" style:family="text">
      <style:text-properties fo:color="#000000" loext:opacity="100%" style:font-name="FakePearl1" fo:font-size="14pt" style:font-name-asian="FakePearl" style:font-size-asian="14pt" style:language-asian="zh" style:country-asian="TW" style:font-name-complex="新細明體1" style:font-size-complex="14pt"/>
    </style:style>
    <style:style style:name="T15" style:family="text">
      <style:text-properties fo:color="#000000" loext:opacity="100%" style:font-name="FakePearl1" fo:font-size="14pt" style:font-name-asian="FakePearl" style:font-size-asian="14pt" style:language-asian="zh" style:country-asian="TW" style:font-name-complex="Times New Roman2" style:font-size-complex="14pt"/>
    </style:style>
    <style:style style:name="T16" style:family="text">
      <style:text-properties fo:color="#000000" loext:opacity="100%" style:font-name="FakePearl1" fo:font-size="14pt" style:font-name-asian="FakePearl" style:font-size-asian="14pt" style:language-asian="zh" style:country-asian="TW" style:font-name-complex="Times New Roman2" style:font-size-complex="12pt"/>
    </style:style>
    <style:style style:name="T17" style:family="text">
      <style:text-properties fo:color="#000000" loext:opacity="100%" style:font-name="FakePearl1" fo:font-size="14pt" style:text-underline-style="solid" style:text-underline-width="auto" style:text-underline-color="font-color" style:font-name-asian="FakePearl" style:font-size-asian="14pt" style:language-asian="zh" style:country-asian="TW" style:font-size-complex="14pt"/>
    </style:style>
    <style:style style:name="T18" style:family="text">
      <style:text-properties fo:color="#000000" loext:opacity="100%" style:font-name="FakePearl1" fo:font-size="14pt" style:text-underline-style="solid" style:text-underline-width="auto" style:text-underline-color="font-color" style:font-name-asian="FakePearl" style:font-size-asian="14pt" style:language-asian="zh" style:country-asian="TW" style:font-name-complex="新細明體1" style:font-size-complex="14pt"/>
    </style:style>
    <style:style style:name="T19" style:family="text">
      <style:text-properties fo:color="#000000" loext:opacity="100%" style:font-name="FakePearl1" fo:font-size="14pt" fo:font-weight="bold" style:font-name-asian="FakePearl" style:font-size-asian="14pt" style:language-asian="zh" style:country-asian="TW" style:font-weight-asian="bold" style:font-name-complex="標楷體2" style:font-size-complex="14pt"/>
    </style:style>
    <style:style style:name="T20" style:family="text">
      <style:text-properties fo:color="#000000" loext:opacity="100%" style:font-name="FakePearl1" fo:font-size="14pt" fo:font-weight="bold" style:font-name-asian="FakePearl" style:font-size-asian="14pt" style:language-asian="zh" style:country-asian="TW" style:font-weight-asian="bold" style:font-name-complex="Times New Roman2" style:font-size-complex="14pt"/>
    </style:style>
    <style:style style:name="T21" style:family="text">
      <style:text-properties fo:color="#000000" loext:opacity="100%" style:font-name="FakePearl1" fo:font-size="12pt" style:font-name-asian="FakePearl" style:font-size-asian="12pt" style:language-asian="zh" style:country-asian="TW" style:font-name-complex="標楷體2" style:font-size-complex="12pt"/>
    </style:style>
    <style:style style:name="T22" style:family="text">
      <style:text-properties fo:color="#000000" loext:opacity="100%" style:font-name="FakePearl1" style:font-name-asian="FakePearl" style:language-asian="zh" style:country-asian="TW" style:font-name-complex="標楷體2" style:font-size-complex="12pt"/>
    </style:style>
    <style:style style:name="T23" style:family="text">
      <style:text-properties fo:color="#000000" loext:opacity="100%" style:font-name="FakePearl1" style:font-name-asian="FakePearl" style:language-asian="zh" style:country-asian="TW" style:font-name-complex="Times New Roman2" style:font-size-complex="12pt"/>
    </style:style>
    <style:style style:name="T24" style:family="text">
      <style:text-properties style:font-name="FakePearl1" style:font-name-asian="FakePearl"/>
    </style:style>
    <style:style style:name="T25" style:family="text">
      <style:text-properties style:font-name="FakePearl1" style:font-name-asian="FakePearl" style:language-asian="zh" style:country-asian="TW"/>
    </style:style>
    <style:style style:name="T26" style:family="text">
      <style:text-properties style:font-name="FakePearl1" style:font-name-asian="FakePearl" style:language-asian="zh" style:country-asian="TW" style:font-name-complex="Times New Roman2"/>
    </style:style>
    <style:style style:name="T27" style:family="text">
      <style:text-properties style:font-name="FakePearl1" fo:font-size="12pt" style:font-name-asian="FakePearl" style:font-size-asian="12pt" style:language-asian="zh" style:country-asian="TW" style:font-size-complex="12pt"/>
    </style:style>
    <style:style style:name="T28" style:family="text">
      <style:text-properties style:font-name="FakePearl1" fo:font-size="14pt" style:font-name-asian="FakePearl" style:font-size-asian="14pt" style:language-asian="zh" style:country-asian="TW" style:font-name-complex="標楷體2" style:font-size-complex="14pt"/>
    </style:style>
    <style:style style:name="T29" style:family="text">
      <style:text-properties style:font-name="FakePearl1" fo:font-size="14pt" style:font-name-asian="FakePearl" style:font-size-asian="14pt" style:language-asian="zh" style:country-asian="TW" style:font-name-complex="Times New Roman2" style:font-size-complex="14pt"/>
    </style:style>
    <style:style style:name="T30" style:family="text">
      <style:text-properties fo:color="#ffffff" loext:opacity="100%" style:font-name="FakePearl1" fo:font-size="14pt" style:font-name-asian="FakePearl" style:font-size-asian="14pt" style:language-asian="zh" style:country-asian="TW" style:font-name-complex="新細明體1" style:font-size-complex="14pt"/>
    </style:style>
    <style:style style:name="T31" style:family="text">
      <style:text-properties style:font-name-asian="FakePearl" style:language-asian="zh" style:country-asian="T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 loext:marker-style-name="T25"><loext:content-control loext:tag="goog_rdk_0" loext:id="1923284951"><text:span text:style-name="T7">國立臺灣師大附中112學年度</text:span></loext:content-control></text:h>
      <text:h text:style-name="P4" text:outline-level="1" loext:marker-style-name="T25"><loext:content-control loext:tag="goog_rdk_1" loext:id="1408883171"><text:span text:style-name="T7">高一學生自主學習計畫與成果</text:span></loext:content-control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h text:style-name="P6" text:outline-level="1" loext:marker-style-name="T25"><text:span text:style-name="T12">申請學期</text:span><text:span text:style-name="T12"/></text:h>
          </table:table-cell>
          <table:table-cell table:style-name="表格1.A1" table:number-columns-spanned="3" office:value-type="string">
            <text:h text:style-name="P6" text:outline-level="1" loext:marker-style-name="T25"><text:span text:style-name="T12">高一 第 <text:s text:c="3"/>學期</text:span><text:span text:style-name="T12"/></text:h>
          </table:table-cell>
          <table:covered-table-cell/>
          <table:covered-table-cell/>
          <table:table-cell table:style-name="表格1.A1" office:value-type="string">
            <text:h text:style-name="P6" text:outline-level="1" loext:marker-style-name="T25"><text:span text:style-name="T12">學號</text:span><text:span text:style-name="T12"/></text:h>
          </table:table-cell>
          <table:table-cell table:style-name="表格1.A1" office:value-type="string">
            <text:h text:style-name="P6" text:outline-level="1" loext:marker-style-name="T25"><text:span text:style-name="T12">210614</text:span><text:span text:style-name="T12"/></text:h>
          </table:table-cell>
        </table:table-row>
        <table:table-row table:style-name="表格1.2">
          <table:table-cell table:style-name="表格1.A1" office:value-type="string">
            <text:h text:style-name="P6" text:outline-level="1" loext:marker-style-name="T25"><text:span text:style-name="T12">班級</text:span><text:span text:style-name="T12"/></text:h>
          </table:table-cell>
          <table:table-cell table:style-name="表格1.A1" office:value-type="string">
            <text:h text:style-name="P7" text:outline-level="1" loext:marker-style-name="T25"><text:span text:style-name="T10">1627</text:span><text:span text:style-name="T10"/></text:h>
          </table:table-cell>
          <table:table-cell table:style-name="表格1.A1" office:value-type="string">
            <text:h text:style-name="P9" text:outline-level="1" loext:marker-style-name="T25"><text:span text:style-name="T12">座號</text:span><text:span text:style-name="T12"/></text:h>
          </table:table-cell>
          <table:table-cell table:style-name="表格1.D2" office:value-type="string">
            <text:h text:style-name="P9" text:outline-level="1" loext:marker-style-name="T25"><text:span text:style-name="T12"><text:s text:c="5"/>15</text:span><text:span text:style-name="T12"/></text:h>
          </table:table-cell>
          <table:table-cell table:style-name="表格1.A1" office:value-type="string">
            <text:h text:style-name="P6" text:outline-level="1" loext:marker-style-name="T25"><text:span text:style-name="T12">姓名</text:span><text:span text:style-name="T12"/></text:h>
          </table:table-cell>
          <table:table-cell table:style-name="表格1.A1" office:value-type="string">
            <text:h text:style-name="P6" text:outline-level="1" loext:marker-style-name="T25"><text:span text:style-name="T12">曾嘉禾</text:span><text:span text:style-name="T12"/></text:h>
          </table:table-cell>
        </table:table-row>
        <table:table-row table:style-name="表格1.3">
          <table:table-cell table:style-name="表格1.A1" office:value-type="string">
            <text:h text:style-name="P6" text:outline-level="1" loext:marker-style-name="T25"><text:span text:style-name="T12">計畫成員</text:span><text:span text:style-name="T12"/></text:h>
          </table:table-cell>
          <table:table-cell table:style-name="表格1.A1" table:number-columns-spanned="5" office:value-type="string">
            <text:h text:style-name="P11" text:outline-level="1" loext:marker-style-name="T25"><text:span text:style-name="T12">✅個人</text:span><text:span text:style-name="T13"> </text:span><text:span text:style-name="T14"><text:s text:c="4"/></text:span><text:span text:style-name="T12">□小組</text:span><text:span text:style-name="T14"> <text:s/></text:span><text:span text:style-name="T13"><text:s/></text:span><text:span text:style-name="T12">成員</text:span><text:span text:style-name="T13">: </text:span><text:span text:style-name="T17"><text:s text:c="22"/></text:span><text:span text:style-name="T18"><text:s text:c="18"/></text:span><text:span text:style-name="T17"><text:s text:c="28"/></text:span><text:span text:style-name="T18"><text:s/></text:span><text:span text:style-name="T30">。</text:span></text:h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office:value-type="string">
            <text:h text:style-name="P6" text:outline-level="1" loext:marker-style-name="T25"><text:span text:style-name="T12">計畫簡介</text:span><text:span text:style-name="T12"/></text:h>
          </table:table-cell>
          <table:table-cell table:style-name="表格1.B4" table:number-columns-spanned="5" office:value-type="string">
            <text:h text:style-name="P11" text:outline-level="1" loext:marker-style-name="T27"><text:span text:style-name="T21">主題名稱：Py 心寫程式</text:span><text:span text:style-name="T21"/></text:h>
            <text:h text:style-name="P16" text:outline-level="1" loext:marker-style-name="T12"/>
            <text:h text:style-name="P11" text:outline-level="1" loext:marker-style-name="T25"><text:span text:style-name="T12">內容簡介：</text:span><text:span text:style-name="T12"/></text:h>
            <text:h text:style-name="P28" text:outline-level="1" loext:marker-style-name="T28"/>
            <text:h text:style-name="P20" text:outline-level="1" loext:marker-style-name="T13"/>
            <text:h text:style-name="P20" text:outline-level="1" loext:marker-style-name="T13"/>
            <text:h text:style-name="P16" text:outline-level="1" loext:marker-style-name="T12"/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office:value-type="string">
            <text:h text:style-name="P6" text:outline-level="1" loext:marker-style-name="T25"><text:span text:style-name="T12">成果形式</text:span><text:span text:style-name="T12"/></text:h>
          </table:table-cell>
          <table:table-cell table:style-name="表格1.A1" table:number-columns-spanned="5" office:value-type="string">
            <text:h text:style-name="P11" text:outline-level="1" loext:marker-style-name="T25"><text:span text:style-name="T12">□專題報告 <text:s/>✅創作成品 <text:s/>□影片 <text:s/>□其他</text:span><text:span text:style-name="T13"> </text:span><text:span text:style-name="T17"><text:s text:c="9"/></text:span><text:span text:style-name="T18"><text:s text:c="4"/></text:span><text:span text:style-name="T17"><text:s text:c="19"/></text:span><text:span text:style-name="T18"><text:s/></text:span><text:span text:style-name="T30">。</text:span></text:h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office:value-type="string">
            <text:h text:style-name="P6" text:outline-level="1" loext:marker-style-name="T25"><text:span text:style-name="T12">計畫項目</text:span><text:span text:style-name="T12"/></text:h>
          </table:table-cell>
          <table:table-cell table:style-name="表格1.B6" table:number-columns-spanned="5" office:value-type="string">
            <text:h text:style-name="P30" text:outline-level="1" loext:marker-style-name="T25"><text:span text:style-name="T12">✅一、計畫申請書</text:span><text:span text:style-name="T12"/></text:h>
            <text:h text:style-name="P30" text:outline-level="1" loext:marker-style-name="T25"><text:span text:style-name="T12">✅二、計畫預定進度表</text:span><text:span text:style-name="T12"/></text:h>
            <text:h text:style-name="P30" text:outline-level="1" loext:marker-style-name="T25"><text:span text:style-name="T12">□三、自我檢核表</text:span><text:span text:style-name="T12"/></text:h>
            <text:h text:style-name="P30" text:outline-level="1" loext:marker-style-name="T25"><text:span text:style-name="T12">□四、自我評鑑表</text:span><text:span text:style-name="T12"/></text:h>
            <text:h text:style-name="P30" text:outline-level="1" loext:marker-style-name="T25"><text:span text:style-name="T12">✅五、成果報告</text:span><text:span text:style-name="T12"/></text:h>
          </table:table-cell>
          <table:covered-table-cell/>
          <table:covered-table-cell/>
          <table:covered-table-cell/>
          <table:covered-table-cell/>
        </table:table-row>
      </table:table>
      <text:h text:style-name="P27" text:outline-level="1" loext:marker-style-name="T3"/>
      <text:h text:style-name="P27" text:outline-level="1" loext:marker-style-name="T3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h text:style-name="P6" text:outline-level="1" loext:marker-style-name="T25"><text:span text:style-name="T12">家長/監護人簽名</text:span><text:span text:style-name="T12"/></text:h>
          </table:table-cell>
          <table:table-cell table:style-name="表格2.A1" office:value-type="string">
            <text:h text:style-name="P6" text:outline-level="1" loext:marker-style-name="T25"><text:span text:style-name="T12">申請學生簽名</text:span><text:span text:style-name="T12"/></text:h>
          </table:table-cell>
          <table:table-cell table:style-name="表格2.A1" office:value-type="string">
            <text:h text:style-name="P6" text:outline-level="1" loext:marker-style-name="T25"><text:span text:style-name="T12">自主學習教師簽章</text:span><text:span text:style-name="T12"/></text:h>
          </table:table-cell>
        </table:table-row>
      </table:table>
      <text:h text:style-name="P11" text:outline-level="1" loext:marker-style-name="T31"><text:span text:style-name="T4"><text:s text:c="31"/></text:span><text:span text:style-name="T4"/></text:h>
      <text:h text:style-name="P11" text:outline-level="1" loext:marker-style-name="T31"><text:span text:style-name="T4"><text:s text:c="39"/>核章日期：</text:span><text:span text:style-name="T6"> <text:s text:c="8"/></text:span><text:span text:style-name="T4">年 <text:s text:c="4"/>月 <text:s text:c="4"/>日</text:span></text:h>
      <text:h text:style-name="P8" text:outline-level="1" loext:marker-style-name="T25"><loext:content-control loext:tag="goog_rdk_2" loext:id="917596318"><text:span text:style-name="T7">一、</text:span></loext:content-control><text:span text:style-name="T8">師大附中112學年度自主學習計畫申請書</text:span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row table:style-name="表格3.1">
          <table:table-cell table:style-name="表格3.A1" office:value-type="string">
            <text:h text:style-name="P6" text:outline-level="1" loext:marker-style-name="T25"><text:span text:style-name="T12">申請學期</text:span><text:span text:style-name="T12"/></text:h>
          </table:table-cell>
          <table:table-cell table:style-name="表格3.A1" table:number-columns-spanned="3" office:value-type="string">
            <text:h text:style-name="P6" text:outline-level="1" loext:marker-style-name="T25"><text:span text:style-name="T12">高一 第 <text:s text:c="3"/>學期</text:span><text:span text:style-name="T12"/></text:h>
          </table:table-cell>
          <table:covered-table-cell/>
          <table:covered-table-cell/>
          <table:table-cell table:style-name="表格3.A1" office:value-type="string">
            <text:h text:style-name="P6" text:outline-level="1" loext:marker-style-name="T25"><text:span text:style-name="T12">學號</text:span><text:span text:style-name="T12"/></text:h>
          </table:table-cell>
          <table:table-cell table:style-name="表格3.A1" office:value-type="string">
            <text:h text:style-name="P6" text:outline-level="1" loext:marker-style-name="T12"><text:span text:style-name="T12">210614</text:span><text:span text:style-name="T12"/></text:h>
          </table:table-cell>
        </table:table-row>
        <table:table-row table:style-name="表格3.2">
          <table:table-cell table:style-name="表格3.A1" office:value-type="string">
            <text:h text:style-name="P6" text:outline-level="1" loext:marker-style-name="T25"><text:span text:style-name="T12">班級</text:span><text:span text:style-name="T12"/></text:h>
          </table:table-cell>
          <table:table-cell table:style-name="表格3.A1" office:value-type="string">
            <text:h text:style-name="P7" text:outline-level="1" loext:marker-style-name="T10"><text:span text:style-name="T10">1627</text:span><text:span text:style-name="T10"/></text:h>
          </table:table-cell>
          <table:table-cell table:style-name="表格3.A1" office:value-type="string">
            <text:h text:style-name="P6" text:outline-level="1" loext:marker-style-name="T25"><text:span text:style-name="T12">座號</text:span><text:span text:style-name="T12"/></text:h>
          </table:table-cell>
          <table:table-cell table:style-name="表格3.A1" office:value-type="string">
            <text:h text:style-name="P9" text:outline-level="1" loext:marker-style-name="T12"><text:span text:style-name="T12">15</text:span><text:span text:style-name="T12"/></text:h>
          </table:table-cell>
          <table:table-cell table:style-name="表格3.A1" office:value-type="string">
            <text:h text:style-name="P6" text:outline-level="1" loext:marker-style-name="T25"><text:span text:style-name="T12">姓名</text:span><text:span text:style-name="T12"/></text:h>
          </table:table-cell>
          <table:table-cell table:style-name="表格3.A1" office:value-type="string">
            <text:h text:style-name="P6" text:outline-level="1" loext:marker-style-name="T12"><text:span text:style-name="T12">曾嘉禾</text:span><text:span text:style-name="T12"/></text:h>
          </table:table-cell>
        </table:table-row>
        <table:table-row table:style-name="表格3.3">
          <table:table-cell table:style-name="表格3.A1" office:value-type="string">
            <text:h text:style-name="P6" text:outline-level="1" loext:marker-style-name="T25"><text:span text:style-name="T12">申請自主學習領域</text:span><text:span text:style-name="T12"/></text:h>
          </table:table-cell>
          <table:table-cell table:style-name="表格3.A1" table:number-columns-spanned="5" office:value-type="string">
            <text:h text:style-name="P12" text:outline-level="1" loext:marker-style-name="T25"><text:span text:style-name="T12">□人社文藝 □企業行政 <text:s/>✅工程實作 <text:s/>□科學研創</text:span><text:span text:style-name="T12"/></text:h>
          </table:table-cell>
          <table:covered-table-cell/>
          <table:covered-table-cell/>
          <table:covered-table-cell/>
          <table:covered-table-cell/>
        </table:table-row>
        <table:table-row table:style-name="表格3.4">
          <table:table-cell table:style-name="表格3.A1" office:value-type="string">
            <text:h text:style-name="P6" text:outline-level="1" loext:marker-style-name="T25"><text:span text:style-name="T12">學習形式</text:span><text:span text:style-name="T12"/></text:h>
          </table:table-cell>
          <table:table-cell table:style-name="表格3.A1" table:number-columns-spanned="5" office:value-type="string">
            <text:h text:style-name="P11" text:outline-level="1" loext:marker-style-name="T25"><text:span text:style-name="T12">□課程延伸 </text:span><text:span text:style-name="T13"><text:s/>(</text:span><text:span text:style-name="T14"> </text:span><text:span text:style-name="T12">□部定必修</text:span><text:span text:style-name="T13"> </text:span><text:span text:style-name="T14"><text:s text:c="2"/></text:span><text:span text:style-name="T13"><text:s/></text:span><text:span text:style-name="T12">□校訂必修 <text:s/></text:span><text:span text:style-name="T13"><text:s text:c="2"/></text:span><text:span text:style-name="T12">□多元選修</text:span><text:span text:style-name="T13">)</text:span></text:h>
            <text:h text:style-name="P11" text:outline-level="1" loext:marker-style-name="T25"><text:span text:style-name="T12">□專題探究</text:span><text:span text:style-name="T13"> </text:span><text:span text:style-name="T14"><text:s text:c="3"/></text:span><text:span text:style-name="T13"><text:s/>✅</text:span><text:span text:style-name="T12">創作成品</text:span><text:span text:style-name="T13"> <text:s/></text:span><text:span text:style-name="T14"><text:s text:c="2"/></text:span><text:span text:style-name="T12">□其他</text:span><text:span text:style-name="T17"> <text:s text:c="38"/></text:span><text:span text:style-name="T18"><text:s/></text:span><text:span text:style-name="T30">。</text:span></text:h>
          </table:table-cell>
          <table:covered-table-cell/>
          <table:covered-table-cell/>
          <table:covered-table-cell/>
          <table:covered-table-cell/>
        </table:table-row>
        <table:table-row table:style-name="表格3.5">
          <table:table-cell table:style-name="表格3.A1" office:value-type="string">
            <text:h text:style-name="P6" text:outline-level="1" loext:marker-style-name="T25"><text:span text:style-name="T12">實施方式</text:span><text:span text:style-name="T12"/></text:h>
          </table:table-cell>
          <table:table-cell table:style-name="表格3.A1" table:number-columns-spanned="5" office:value-type="string">
            <text:h text:style-name="P11" text:outline-level="1" loext:marker-style-name="T25"><text:span text:style-name="T12">✅個人學習</text:span><text:span text:style-name="T12"/></text:h>
            <text:h text:style-name="P11" text:outline-level="1" loext:marker-style-name="T25"><text:span text:style-name="T12">□小組合作學習</text:span><text:span text:style-name="T13">(</text:span><text:span text:style-name="T12">以同團體內成員，</text:span><text:span text:style-name="T13">3 </text:span><text:span text:style-name="T12">人為限</text:span><text:span text:style-name="T13">)</text:span><text:span text:style-name="T12">，</text:span></text:h>
            <text:h text:style-name="P11" text:outline-level="1" loext:marker-style-name="T25"><text:span text:style-name="T12"><text:s text:c="2"/>成員：</text:span><text:span text:style-name="T17"> <text:s text:c="12"/></text:span><text:span text:style-name="T18"><text:s text:c="3"/></text:span><text:span text:style-name="T17"><text:s text:c="6"/></text:span><text:span text:style-name="T18"><text:s text:c="40"/></text:span><text:span text:style-name="T17"><text:s text:c="20"/></text:span><text:span text:style-name="T18"><text:s/></text:span><text:span text:style-name="T30">。</text:span></text:h>
            <text:h text:style-name="P11" text:outline-level="1" loext:marker-style-name="T25"><text:span text:style-name="T12">✅其他：</text:span><text:span text:style-name="T17"> 部分內容與其他電算社社員合作GitHub :https://github.com/hsnucrc46/crcproject <text:s text:c="11"/></text:span><text:span text:style-name="T18"><text:s text:c="3"/></text:span><text:span text:style-name="T17"><text:s text:c="6"/></text:span><text:span text:style-name="T18"><text:s text:c="40"/></text:span><text:span text:style-name="T17"><text:s text:c="20"/></text:span><text:span text:style-name="T18"><text:s/></text:span><text:span text:style-name="T30">。</text:span></text:h>
          </table:table-cell>
          <table:covered-table-cell/>
          <table:covered-table-cell/>
          <table:covered-table-cell/>
          <table:covered-table-cell/>
        </table:table-row>
        <table:table-row table:style-name="表格3.6">
          <table:table-cell table:style-name="表格3.A1" office:value-type="string">
            <text:h text:style-name="P6" text:outline-level="1" loext:marker-style-name="T25"><text:span text:style-name="T12">學習內容</text:span><text:span text:style-name="T12"/></text:h>
          </table:table-cell>
          <table:table-cell table:style-name="表格3.B6" table:number-columns-spanned="5" office:value-type="string">
            <text:h text:style-name="P11" text:outline-level="1" loext:marker-style-name="T27"><text:span text:style-name="T21">主題名稱：Py 心寫程式</text:span><text:span text:style-name="T21"/></text:h>
            <text:h text:style-name="P11" text:outline-level="1" loext:marker-style-name="T25"><text:span text:style-name="T12">動機：能夠寫好程式是一件我一直以來夢寐以求的事，到了附中的社團博覽會後，看到電算社能夠利用python 的pygame做成各式各樣好玩遊戲的樣子感到羨慕。所以我打算利用自主學習的時間，花點心思懷抱與追求我的夢想</text:span><text:span text:style-name="T12"/></text:h>
            <text:h text:style-name="P16" text:outline-level="1" loext:marker-style-name="T12"/>
            <text:h text:style-name="P16" text:outline-level="1" loext:marker-style-name="T12"/>
            <text:h text:style-name="P20" text:outline-level="1" loext:marker-style-name="T13"/>
            <text:h text:style-name="P12" text:outline-level="1" loext:marker-style-name="T25"><text:span text:style-name="T12">內容：</text:span><text:span text:style-name="T12"/></text:h>
            <text:h text:style-name="P23" text:outline-level="1" loext:marker-style-name="T10"/>
            <text:list text:style-name="WWNum1">
              <text:list-item>
                <text:h text:style-name="P13" text:outline-level="1" loext:marker-style-name="T24"><text:span text:style-name="T12">學習團隊合作</text:span><text:span text:style-name="T12"/></text:h>
              </text:list-item>
            </text:list>
            <text:list text:style-name="WWNum2">
              <text:list-item>
                <text:list>
                  <text:list-item>
                    <text:h text:style-name="P14" text:outline-level="1" loext:marker-style-name="T24"><text:span text:style-name="T24">身為學術長的我必須學習與組員溝通</text:span><text:span text:style-name="T24"/></text:h>
                  </text:list-item>
                  <text:list-item>
                    <text:h text:style-name="P14" text:outline-level="1" loext:marker-style-name="T24"><text:span text:style-name="T24">在寫程式時必須學習使用git以及學習寫好的 commit messege</text:span><text:span text:style-name="T24"/></text:h>
                  </text:list-item>
                </text:list>
              </text:list-item>
            </text:list>
            <text:list text:style-name="WWNum3">
              <text:list-item>
                <text:h text:style-name="P15" text:outline-level="1" loext:marker-style-name="T24"><text:span text:style-name="T24">學習pygame</text:span><text:span text:style-name="T24"/></text:h>
              </text:list-item>
              <text:list-item>
                <text:h text:style-name="P15" text:outline-level="1" loext:marker-style-name="T24"><text:span text:style-name="T24">學習python 檔案架構處理</text:span><text:span text:style-name="T24"/></text:h>
              </text:list-item>
              <text:list-item>
                <text:h text:style-name="P15" text:outline-level="1" loext:marker-style-name="T24"><text:span text:style-name="T24">學習python class methods</text:span><text:span text:style-name="T24"/></text:h>
              </text:list-item>
              <text:list-item>
                <text:h text:style-name="P15" text:outline-level="1" loext:marker-style-name="T24"><text:span text:style-name="T24">學習架構程式藍圖</text:span><text:span text:style-name="T24"/></text:h>
              </text:list-item>
              <text:list-item>
                <text:h text:style-name="P15" text:outline-level="1" loext:marker-style-name="T24"><text:span text:style-name="T24">學習開源LICENSE的類別（Permissive vs Copyleft)</text:span></text:h>
              </text:list-item>
              <text:list-item>
                <text:h text:style-name="P15" text:outline-level="1" loext:marker-style-name="T24"><text:span text:style-name="T24">學習設立 neovim lsp 環境</text:span><text:span text:style-name="T24"/></text:h>
              </text:list-item>
              <text:list-item>
                <text:h text:style-name="P15" text:outline-level="1" loext:marker-style-name="T24"><text:span text:style-name="T24">學習lua 語法以設定 </text:span><text:a xlink:type="simple" xlink:href="https://github.com/olivertzeng/nvim" text:style-name="Internet_20_link" text:visited-style-name="Visited_20_Internet_20_Link"><text:span text:style-name="Internet_20_link"><text:span text:style-name="T24">python neovim環境</text:span></text:span></text:a></text:h>
              </text:list-item>
              <text:list-item>
                <text:h text:style-name="P31" text:outline-level="1">查詢 Xorg 和 Wayland 的差別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h text:style-name="P9" text:outline-level="1" loext:marker-style-name="T25"><text:span text:style-name="T12"><text:s/></text:span><text:span text:style-name="T12"/></text:h>
      <text:h text:style-name="P8" text:outline-level="1" loext:marker-style-name="T25"><loext:content-control loext:tag="goog_rdk_3" loext:id="-924032413"><text:span text:style-name="T7">二、</text:span></loext:content-control><text:span text:style-name="T8">師大附中112學年度自主學習計畫預定進度表</text:span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 table:style-name="表格4.1">
          <table:table-cell table:style-name="表格4.A1" office:value-type="string">
            <text:h text:style-name="P6" text:outline-level="1" loext:marker-style-name="T25"><text:span text:style-name="T12">申請學期</text:span><text:span text:style-name="T12"/></text:h>
          </table:table-cell>
          <table:table-cell table:style-name="表格4.A1" table:number-columns-spanned="3" office:value-type="string">
            <text:h text:style-name="P6" text:outline-level="1" loext:marker-style-name="T25"><text:span text:style-name="T12">高一 第 <text:s text:c="3"/>學期</text:span><text:span text:style-name="T12"/></text:h>
          </table:table-cell>
          <table:covered-table-cell/>
          <table:covered-table-cell/>
          <table:table-cell table:style-name="表格4.A1" office:value-type="string">
            <text:h text:style-name="P6" text:outline-level="1" loext:marker-style-name="T25"><text:span text:style-name="T12">學號</text:span><text:span text:style-name="T12"/></text:h>
          </table:table-cell>
          <table:table-cell table:style-name="表格4.A1" office:value-type="string">
            <text:h text:style-name="P6" text:outline-level="1" loext:marker-style-name="T12"><text:span text:style-name="T12">210614</text:span><text:span text:style-name="T12"/></text:h>
          </table:table-cell>
        </table:table-row>
        <table:table-row table:style-name="表格4.2">
          <table:table-cell table:style-name="表格4.A1" office:value-type="string">
            <text:h text:style-name="P6" text:outline-level="1" loext:marker-style-name="T25"><text:span text:style-name="T12">班級</text:span><text:span text:style-name="T12"/></text:h>
          </table:table-cell>
          <table:table-cell table:style-name="表格4.A1" office:value-type="string">
            <text:h text:style-name="P7" text:outline-level="1" loext:marker-style-name="T10"><text:span text:style-name="T10">1627</text:span><text:span text:style-name="T10"/></text:h>
          </table:table-cell>
          <table:table-cell table:style-name="表格4.A1" office:value-type="string">
            <text:h text:style-name="P6" text:outline-level="1" loext:marker-style-name="T25"><text:span text:style-name="T12">座號</text:span><text:span text:style-name="T12"/></text:h>
          </table:table-cell>
          <table:table-cell table:style-name="表格4.A1" office:value-type="string">
            <text:h text:style-name="P9" text:outline-level="1" loext:marker-style-name="T12"><text:span text:style-name="T12">15</text:span><text:span text:style-name="T12"/></text:h>
          </table:table-cell>
          <table:table-cell table:style-name="表格4.A1" office:value-type="string">
            <text:h text:style-name="P6" text:outline-level="1" loext:marker-style-name="T25"><text:span text:style-name="T12">姓名</text:span><text:span text:style-name="T12"/></text:h>
          </table:table-cell>
          <table:table-cell table:style-name="表格4.A1" office:value-type="string">
            <text:h text:style-name="P6" text:outline-level="1" loext:marker-style-name="T12"><text:span text:style-name="T12">曾嘉禾</text:span><text:span text:style-name="T12"/></text:h>
          </table:table-cell>
        </table:table-row>
        <table:table-row table:style-name="表格4.3">
          <table:table-cell table:style-name="表格4.A3" office:value-type="string">
            <text:h text:style-name="P6" text:outline-level="1" loext:marker-style-name="T25"><text:span text:style-name="T19">階段目標</text:span><text:span text:style-name="T19"/></text:h>
          </table:table-cell>
          <table:table-cell table:style-name="表格4.A3" table:number-columns-spanned="4" office:value-type="string">
            <text:h text:style-name="P6" text:outline-level="1" loext:marker-style-name="T25"><text:span text:style-name="T19">進度說明</text:span><text:span text:style-name="T19"/></text:h>
          </table:table-cell>
          <table:covered-table-cell/>
          <table:covered-table-cell/>
          <table:covered-table-cell/>
          <table:table-cell table:style-name="表格4.A3" office:value-type="string">
            <text:h text:style-name="P6" text:outline-level="1" loext:marker-style-name="T25"><text:span text:style-name="T19">資源需求</text:span><text:span text:style-name="T19"/></text:h>
          </table:table-cell>
        </table:table-row>
        <table:table-row table:style-name="表格4.4">
          <table:table-cell table:style-name="表格4.A1" office:value-type="string">
            <text:h text:style-name="P6" text:outline-level="1" loext:marker-style-name="T25"><text:span text:style-name="T12">期初目標</text:span><text:span text:style-name="T12"/></text:h>
            <text:h text:style-name="P4" text:outline-level="1" loext:marker-style-name="T25"><text:span text:style-name="T22">(第</text:span><text:span text:style-name="T23">1~6</text:span><text:span text:style-name="T22">週)</text:span></text:h>
          </table:table-cell>
          <table:table-cell table:style-name="表格4.B4" table:number-columns-spanned="4" office:value-type="string">
            <text:h text:style-name="P16" text:outline-level="1" loext:marker-style-name="T12"/>
            <text:h text:style-name="P11" text:outline-level="1" loext:marker-style-name="T12"><text:span text:style-name="T12">學習與認識 pygame</text:span><text:span text:style-name="T12"/></text:h>
            <text:h text:style-name="P11" text:outline-level="1" loext:marker-style-name="T12"><text:span text:style-name="T12">寫出基本的pygame程式</text:span><text:span text:style-name="T12"/></text:h>
            <text:h text:style-name="P16" text:outline-level="1" loext:marker-style-name="T12"/>
          </table:table-cell>
          <table:covered-table-cell/>
          <table:covered-table-cell/>
          <table:covered-table-cell/>
          <table:table-cell table:style-name="表格4.F4" office:value-type="string">
            <text:h text:style-name="P16" text:outline-level="1" loext:marker-style-name="T12"/>
            <text:h text:style-name="P11" text:outline-level="1" loext:marker-style-name="T12"><text:span text:style-name="T12">筆電</text:span><text:span text:style-name="T12"/></text:h>
            <text:h text:style-name="P11" text:outline-level="1" loext:marker-style-name="T12"><text:span text:style-name="T12">Python</text:span><text:span text:style-name="T12"/></text:h>
            <text:h text:style-name="P11" text:outline-level="1" loext:marker-style-name="T12"><text:span text:style-name="T12">Pip</text:span><text:span text:style-name="T12"/></text:h>
            <text:h text:style-name="P11" text:outline-level="1" loext:marker-style-name="T12"><text:span text:style-name="T12">Pygame</text:span><text:span text:style-name="T12"/></text:h>
            <text:h text:style-name="P17" text:outline-level="1" loext:marker-style-name="T12"/>
          </table:table-cell>
        </table:table-row>
        <table:table-row table:style-name="表格4.4">
          <table:table-cell table:style-name="表格4.A1" office:value-type="string">
            <text:h text:style-name="P6" text:outline-level="1" loext:marker-style-name="T25"><text:span text:style-name="T12">期中目標</text:span><text:span text:style-name="T12"/></text:h>
            <text:h text:style-name="P4" text:outline-level="1" loext:marker-style-name="T25"><text:span text:style-name="T22">(第</text:span><text:span text:style-name="T23">7~12</text:span><text:span text:style-name="T22">週)</text:span></text:h>
          </table:table-cell>
          <table:table-cell table:style-name="表格4.B5" table:number-columns-spanned="4" office:value-type="string">
            <text:h text:style-name="P16" text:outline-level="1" loext:marker-style-name="T12"/>
            <text:h text:style-name="P12" text:outline-level="1" loext:marker-style-name="T12"><text:span text:style-name="T12">應用pygame寫出遊戲</text:span></text:h>
          </table:table-cell>
          <table:covered-table-cell/>
          <table:covered-table-cell/>
          <table:covered-table-cell/>
          <table:table-cell table:style-name="表格4.F5" office:value-type="string">
            <text:h text:style-name="P11" text:outline-level="1" loext:marker-style-name="T12"><text:span text:style-name="T12">screeninfo</text:span><text:span text:style-name="T12"/></text:h>
            <text:h text:style-name="P16" text:outline-level="1" loext:marker-style-name="T12"/>
          </table:table-cell>
        </table:table-row>
        <table:table-row table:style-name="表格4.4">
          <table:table-cell table:style-name="表格4.A1" office:value-type="string">
            <text:h text:style-name="P6" text:outline-level="1" loext:marker-style-name="T25"><text:span text:style-name="T12">期末目標</text:span><text:span text:style-name="T12"/></text:h>
            <text:h text:style-name="P4" text:outline-level="1" loext:marker-style-name="T25"><text:span text:style-name="T22">(第</text:span><text:span text:style-name="T23">13~18</text:span><text:span text:style-name="T22">週)</text:span></text:h>
          </table:table-cell>
          <table:table-cell table:style-name="表格4.B6" table:number-columns-spanned="4" office:value-type="string">
            <text:h text:style-name="P11" text:outline-level="1" loext:marker-style-name="T12"><text:span text:style-name="T12">學習debug python</text:span><text:span text:style-name="T12"/></text:h>
            <text:h text:style-name="P16" text:outline-level="1" loext:marker-style-name="T12"/>
          </table:table-cell>
          <table:covered-table-cell/>
          <table:covered-table-cell/>
          <table:covered-table-cell/>
          <table:table-cell table:style-name="表格4.F6" office:value-type="string">
            <text:h text:style-name="P12" text:outline-level="1" loext:marker-style-name="T12"><text:span text:style-name="T12">black</text:span></text:h>
            <text:h text:style-name="P32" text:outline-level="1" loext:marker-style-name="T12"><text:span text:style-name="T12">basedpyright</text:span></text:h>
            <text:h text:style-name="P11" text:outline-level="1" loext:marker-style-name="T12"><text:span text:style-name="T12">nvim</text:span><text:span text:style-name="T12"/></text:h>
            <text:h text:style-name="P11" text:outline-level="1" loext:marker-style-name="T12"><text:span text:style-name="T12">konsole</text:span><text:span text:style-name="T12"/></text:h>
            <text:h text:style-name="P11" text:outline-level="1" loext:marker-style-name="T12"><text:span text:style-name="T12">eza</text:span><text:span text:style-name="T12"/></text:h>
            <text:h text:style-name="P11" text:outline-level="1" loext:marker-style-name="T12"><text:span text:style-name="T12">fd</text:span><text:span text:style-name="T12"/></text:h>
            <text:h text:style-name="P11" text:outline-level="1" loext:marker-style-name="T12"><text:span text:style-name="T12">rg</text:span><text:span text:style-name="T12"/></text:h>
            <text:h text:style-name="P17" text:outline-level="1" loext:marker-style-name="T12"/>
            <text:h text:style-name="P16" text:outline-level="1" loext:marker-style-name="T12"/>
          </table:table-cell>
        </table:table-row>
      </table:table>
      <text:h text:style-name="P25" text:outline-level="1" loext:marker-style-name="T22"/>
      <text:h text:style-name="P5" text:outline-level="1" loext:marker-style-name="T25"><loext:content-control loext:tag="goog_rdk_4" loext:id="-1158382406"><text:span text:style-name="T9">三、師大附中112學年度自主學習自我檢核表</text:span></loext:content-control></text:h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row table:style-name="表格5.1">
          <table:table-cell table:style-name="表格5.A1" office:value-type="string">
            <text:h text:style-name="P6" text:outline-level="1" loext:marker-style-name="T25"><text:span text:style-name="T15">申請學期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25"><text:span text:style-name="T15">高一 第 <text:s text:c="3"/>學期</text:span><text:span text:style-name="T15"/></text:h>
          </table:table-cell>
          <table:covered-table-cell/>
          <table:covered-table-cell/>
          <table:table-cell table:style-name="表格5.E1" office:value-type="string">
            <text:h text:style-name="P6" text:outline-level="1" loext:marker-style-name="T25"><text:span text:style-name="T15">學號</text:span><text:span text:style-name="T15"/></text:h>
          </table:table-cell>
          <table:table-cell table:style-name="表格5.A1" table:number-columns-spanned="2" office:value-type="string">
            <text:h text:style-name="P6" text:outline-level="1" loext:marker-style-name="T15"><text:span text:style-name="T15">210614</text:span><text:span text:style-name="T15"/></text:h>
          </table:table-cell>
          <table:covered-table-cell/>
        </table:table-row>
        <table:table-row table:style-name="表格5.2">
          <table:table-cell table:style-name="表格5.A1" office:value-type="string">
            <text:h text:style-name="P6" text:outline-level="1" loext:marker-style-name="T25"><text:span text:style-name="T15">班級</text:span><text:span text:style-name="T15"/></text:h>
          </table:table-cell>
          <table:table-cell table:style-name="表格5.A1" office:value-type="string">
            <text:h text:style-name="P7" text:outline-level="1" loext:marker-style-name="T11"><text:span text:style-name="T11">1627</text:span><text:span text:style-name="T11"/></text:h>
          </table:table-cell>
          <table:table-cell table:style-name="表格5.A1" office:value-type="string">
            <text:h text:style-name="P6" text:outline-level="1" loext:marker-style-name="T25"><text:span text:style-name="T15">座號</text:span><text:span text:style-name="T15"/></text:h>
          </table:table-cell>
          <table:table-cell table:style-name="表格5.E1" office:value-type="string">
            <text:h text:style-name="P6" text:outline-level="1" loext:marker-style-name="T15"><text:span text:style-name="T15">15</text:span><text:span text:style-name="T15"/></text:h>
          </table:table-cell>
          <table:table-cell table:style-name="表格5.A1" office:value-type="string">
            <text:h text:style-name="P6" text:outline-level="1" loext:marker-style-name="T25"><text:span text:style-name="T15">姓名</text:span><text:span text:style-name="T15"/></text:h>
          </table:table-cell>
          <table:table-cell table:style-name="表格5.A1" table:number-columns-spanned="2" office:value-type="string">
            <text:h text:style-name="P6" text:outline-level="1" loext:marker-style-name="T15"><text:span text:style-name="T15">曾嘉禾</text:span><text:span text:style-name="T15"/></text:h>
          </table:table-cell>
          <table:covered-table-cell/>
        </table:table-row>
        <table:table-row table:style-name="表格5.3">
          <table:table-cell table:style-name="表格5.A3" office:value-type="string">
            <text:h text:style-name="P4" text:outline-level="1" loext:marker-style-name="T25"><loext:content-control loext:tag="goog_rdk_5" loext:id="1504322814"><text:span text:style-name="T20">週次</text:span></loext:content-control></text:h>
          </table:table-cell>
          <table:table-cell table:style-name="表格5.A3" table:number-columns-spanned="3" office:value-type="string">
            <text:h text:style-name="P4" text:outline-level="1" loext:marker-style-name="T25"><loext:content-control loext:tag="goog_rdk_6" loext:id="1910877301"><text:span text:style-name="T20">預定學習內容</text:span></loext:content-control></text:h>
          </table:table-cell>
          <table:covered-table-cell/>
          <table:covered-table-cell/>
          <table:table-cell table:style-name="表格5.A3" office:value-type="string">
            <text:h text:style-name="P4" text:outline-level="1" loext:marker-style-name="T25"><loext:content-control loext:tag="goog_rdk_7" loext:id="2058361669"><text:span text:style-name="T20">完成度</text:span></loext:content-control></text:h>
          </table:table-cell>
          <table:table-cell table:style-name="表格5.A3" office:value-type="string">
            <text:h text:style-name="P10" text:outline-level="1" loext:marker-style-name="T25"><loext:content-control loext:tag="goog_rdk_8" loext:id="1686402407"><text:span text:style-name="T20">執行情況說明</text:span></loext:content-control></text:h>
          </table:table-cell>
          <table:table-cell table:style-name="表格5.A3" office:value-type="string">
            <text:h text:style-name="P10" text:outline-level="1" loext:marker-style-name="T25"><loext:content-control loext:tag="goog_rdk_9" loext:id="1246923634"><text:span text:style-name="T20">自主教師簽章</text:span></loext:content-control></text:h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10" loext:id="-344484680"><text:span text:style-name="T15">第</text:span></loext:content-control><text:span text:style-name="T29">1</text:span><loext:content-control loext:tag="goog_rdk_11" loext:id="-1094861515"><text:span text:style-name="T15">週</text:span></loext:content-control></text:h>
            <text:h text:style-name="P6" text:outline-level="1" loext:marker-style-name="T25"><text:span text:style-name="T15">(1/24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25"><text:span text:style-name="T25">了解自主學習內容</text:span><text:span text:style-name="T2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10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已認識並且了解自主學習內容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12" loext:id="-237088768"><text:span text:style-name="T15">第</text:span></loext:content-control><text:span text:style-name="T29">2</text:span><loext:content-control loext:tag="goog_rdk_13" loext:id="1923448564"><text:span text:style-name="T15">週</text:span></loext:content-control></text:h>
            <text:h text:style-name="P6" text:outline-level="1" loext:marker-style-name="T25"><text:span text:style-name="T15">(2/21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>學習pygame基礎</text:span><text:span text:style-name="T15"/></text:h>
            <text:h text:style-name="P11" text:outline-level="1" loext:marker-style-name="T15"><text:span text:style-name="T15">建立 Linux python 環境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12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學會部分pygame基礎</text:span><text:span text:style-name="T15"/></text:h>
            <text:h text:style-name="P11" text:outline-level="1" loext:marker-style-name="T15"><text:span text:style-name="T15">成功建立 Linux python 環境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14" loext:id="-1264075379"><text:span text:style-name="T15">第</text:span></loext:content-control><text:span text:style-name="T29">3</text:span><loext:content-control loext:tag="goog_rdk_15" loext:id="608243808"><text:span text:style-name="T15">週</text:span></loext:content-control></text:h>
            <text:h text:style-name="P6" text:outline-level="1" loext:marker-style-name="T25"><text:span text:style-name="T15">(2/28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>學習pygame基礎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5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學會部分pygame基礎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16" loext:id="1845662811"><text:span text:style-name="T15">第</text:span></loext:content-control><text:span text:style-name="T29">4</text:span><loext:content-control loext:tag="goog_rdk_17" loext:id="-753970017"><text:span text:style-name="T15">週</text:span></loext:content-control></text:h>
            <text:h text:style-name="P6" text:outline-level="1" loext:marker-style-name="T25"><text:span text:style-name="T15">(3/6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>學習pygame基礎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3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學會pygame基礎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18" loext:id="-1644807240"><text:span text:style-name="T15">第</text:span></loext:content-control><text:span text:style-name="T29">5</text:span><loext:content-control loext:tag="goog_rdk_19" loext:id="1255872063"><text:span text:style-name="T15">週</text:span></loext:content-control></text:h>
            <text:h text:style-name="P6" text:outline-level="1" loext:marker-style-name="T25"><text:span text:style-name="T15">(3/13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>與電算社靜態展組員溝通程式架構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3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溝通不完全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20" loext:id="-1091622008"><text:span text:style-name="T15">第</text:span></loext:content-control><text:span text:style-name="T29">6</text:span><loext:content-control loext:tag="goog_rdk_21" loext:id="1099759628"><text:span text:style-name="T15">週</text:span></loext:content-control></text:h>
            <text:h text:style-name="P6" text:outline-level="1" loext:marker-style-name="T25"><text:span text:style-name="T15">(3/20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15"><text:span text:style-name="T15">學習git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10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學會git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22" loext:id="240531494"><text:span text:style-name="T15">第</text:span></loext:content-control><text:span text:style-name="T29">7</text:span><loext:content-control loext:tag="goog_rdk_23" loext:id="1267666874"><text:span text:style-name="T15">週</text:span></loext:content-control></text:h>
            <text:h text:style-name="P6" text:outline-level="1" loext:marker-style-name="T25"><text:span text:style-name="T15">(3/27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25"><text:span text:style-name="T15">第一次段考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10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考第一次段考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24" loext:id="-1674408973"><text:span text:style-name="T15">第</text:span></loext:content-control><text:span text:style-name="T29">8</text:span><loext:content-control loext:tag="goog_rdk_25" loext:id="1160816460"><text:span text:style-name="T15">週</text:span></loext:content-control></text:h>
            <text:h text:style-name="P6" text:outline-level="1" loext:marker-style-name="T25"><text:span text:style-name="T15">(4/3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16"><text:span text:style-name="T16">與電算社靜態展活動組溝通預定遊戲內容</text:span><text:span text:style-name="T16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9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未完全達成共識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26" loext:id="1772741675"><text:span text:style-name="T15">第</text:span></loext:content-control><text:span text:style-name="T29">9</text:span><loext:content-control loext:tag="goog_rdk_27" loext:id="-1015068697"><text:span text:style-name="T15">週</text:span></loext:content-control></text:h>
            <text:h text:style-name="P6" text:outline-level="1" loext:marker-style-name="T25"><text:span text:style-name="T15">(4/10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>製作遊戲一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10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成功製作遊戲一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28" loext:id="-817267725"><text:span text:style-name="T15">第1</text:span></loext:content-control><text:span text:style-name="T29">0</text:span><loext:content-control loext:tag="goog_rdk_29" loext:id="1674841914"><text:span text:style-name="T15">週</text:span></loext:content-control></text:h>
            <text:h text:style-name="P6" text:outline-level="1" loext:marker-style-name="T25"><text:span text:style-name="T15">(4/13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>製作遊戲二</text:span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100%</text:span><text:span text:style-name="T15"/></text:h>
          </table:table-cell>
          <table:table-cell table:style-name="表格5.A1" office:value-type="string">
            <text:h text:style-name="P11" text:outline-level="1" loext:marker-style-name="T15"><text:span text:style-name="T15">成功製作遊戲二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ext:soft-page-break/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30" loext:id="1564683938"><text:span text:style-name="T15">第1</text:span></loext:content-control><text:span text:style-name="T29">1</text:span><loext:content-control loext:tag="goog_rdk_31" loext:id="1202511436"><text:span text:style-name="T15">週</text:span></loext:content-control></text:h>
            <text:h text:style-name="P6" text:outline-level="1" loext:marker-style-name="T25"><text:span text:style-name="T15">(4/24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32" loext:id="1889225264"><text:span text:style-name="T15">第1</text:span></loext:content-control><text:span text:style-name="T29">2</text:span><loext:content-control loext:tag="goog_rdk_33" loext:id="1435791749"><text:span text:style-name="T15">週</text:span></loext:content-control></text:h>
            <text:h text:style-name="P6" text:outline-level="1" loext:marker-style-name="T25"><text:span text:style-name="T15">(5/1)</text:span><text:span text:style-name="T15"/></text:h>
          </table:table-cell>
          <table:table-cell table:style-name="表格5.A1" table:number-columns-spanned="3" office:value-type="string">
            <text:h text:style-name="P11" text:outline-level="1" loext:marker-style-name="T15"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34" loext:id="1439950114"><text:span text:style-name="T15">第1</text:span></loext:content-control><text:span text:style-name="T29">3</text:span><loext:content-control loext:tag="goog_rdk_35" loext:id="-1147747584"><text:span text:style-name="T15">週</text:span></loext:content-control></text:h>
            <text:h text:style-name="P6" text:outline-level="1" loext:marker-style-name="T25"><text:span text:style-name="T15">(5/8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15"><text:span text:style-name="T15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36" loext:id="806812396"><text:span text:style-name="T15">第1</text:span></loext:content-control><text:span text:style-name="T29">4</text:span><loext:content-control loext:tag="goog_rdk_37" loext:id="-1901432432"><text:span text:style-name="T15">週</text:span></loext:content-control></text:h>
            <text:h text:style-name="P6" text:outline-level="1" loext:marker-style-name="T25"><text:span text:style-name="T15">(5/15)</text:span><text:span text:style-name="T15"/></text:h>
          </table:table-cell>
          <table:table-cell table:style-name="表格5.A1" table:number-columns-spanned="3" office:value-type="string">
            <text:h text:style-name="P22" text:outline-level="1" loext:marker-style-name="T15"/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38" loext:id="-97641514"><text:span text:style-name="T15">第1</text:span></loext:content-control><text:span text:style-name="T29">5</text:span><loext:content-control loext:tag="goog_rdk_39" loext:id="1027983369"><text:span text:style-name="T15">週</text:span></loext:content-control></text:h>
            <text:h text:style-name="P6" text:outline-level="1" loext:marker-style-name="T25"><text:span text:style-name="T15">(5/22)</text:span><text:span text:style-name="T15"/></text:h>
          </table:table-cell>
          <table:table-cell table:style-name="表格5.A1" table:number-columns-spanned="3" office:value-type="string">
            <text:h text:style-name="P21" text:outline-level="1" loext:marker-style-name="T15"/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42" loext:id="-1681033014"><text:span text:style-name="T15">第1</text:span></loext:content-control><text:span text:style-name="T29">6</text:span><loext:content-control loext:tag="goog_rdk_43" loext:id="849153035"><text:span text:style-name="T15">週</text:span></loext:content-control></text:h>
            <text:h text:style-name="P6" text:outline-level="1" loext:marker-style-name="T25"><text:span text:style-name="T15">(5/29)</text:span><text:span text:style-name="T15"/></text:h>
          </table:table-cell>
          <table:table-cell table:style-name="表格5.A1" table:number-columns-spanned="3" office:value-type="string">
            <text:h text:style-name="P21" text:outline-level="1" loext:marker-style-name="T15"/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44" loext:id="1493750458"><text:span text:style-name="T15">第1</text:span></loext:content-control><loext:content-control loext:tag="goog_rdk_45" loext:id="-1610654734"><text:span text:style-name="T26">7</text:span><text:span text:style-name="T15">週</text:span></loext:content-control></text:h>
            <text:h text:style-name="P6" text:outline-level="1" loext:marker-style-name="T25"><text:span text:style-name="T15">(6/5)</text:span><text:span text:style-name="T15"/></text:h>
          </table:table-cell>
          <table:table-cell table:style-name="表格5.A1" table:number-columns-spanned="3" office:value-type="string">
            <text:h text:style-name="P21" text:outline-level="1" loext:marker-style-name="T15"/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46" loext:id="-1338609051"><text:span text:style-name="T15">第</text:span></loext:content-control><text:span text:style-name="T29">18</text:span><loext:content-control loext:tag="goog_rdk_47" loext:id="-725219482"><text:span text:style-name="T15">週</text:span></loext:content-control></text:h>
            <text:h text:style-name="P6" text:outline-level="1" loext:marker-style-name="T25"><text:span text:style-name="T15">(6/12)</text:span><text:span text:style-name="T15"/></text:h>
          </table:table-cell>
          <table:table-cell table:style-name="表格5.A1" table:number-columns-spanned="3" office:value-type="string">
            <text:h text:style-name="P21" text:outline-level="1" loext:marker-style-name="T15"/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15">%</text:span><text:span text:style-name="T15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48" loext:id="632524450"><text:span text:style-name="T29">第19週</text:span></loext:content-control></text:h>
            <text:h text:style-name="P6" text:outline-level="1" loext:marker-style-name="T25"><text:span text:style-name="T15">(6/19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25"><text:span text:style-name="T29">自主學習成果發表</text:span><text:span text:style-name="T29"/></text:h>
          </table:table-cell>
          <table:covered-table-cell/>
          <table:covered-table-cell/>
          <table:table-cell table:style-name="表格5.A1" office:value-type="string">
            <text:h text:style-name="P6" text:outline-level="1" loext:marker-style-name="T25"><text:span text:style-name="T29">%</text:span><text:span text:style-name="T29"/></text:h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  <table:table-row table:style-name="表格5.4">
          <table:table-cell table:style-name="表格5.A1" office:value-type="string">
            <text:h text:style-name="P4" text:outline-level="1" loext:marker-style-name="T25"><loext:content-control loext:tag="goog_rdk_48" loext:id="2115165544"><text:span text:style-name="T29">第20週</text:span></loext:content-control></text:h>
            <text:h text:style-name="P6" text:outline-level="1" loext:marker-style-name="T25"><text:span text:style-name="T15">(6/26)</text:span><text:span text:style-name="T15"/></text:h>
          </table:table-cell>
          <table:table-cell table:style-name="表格5.A1" table:number-columns-spanned="3" office:value-type="string">
            <text:h text:style-name="P6" text:outline-level="1" loext:marker-style-name="T25"><text:span text:style-name="T29">考前一週自習</text:span><text:bookmark text:name="_GoBack"/><text:span text:style-name="T29"/></text:h>
          </table:table-cell>
          <table:covered-table-cell/>
          <table:covered-table-cell/>
          <table:table-cell table:style-name="表格5.A1" office:value-type="string">
            <text:h text:style-name="P29" text:outline-level="1" loext:marker-style-name="T29"/>
          </table:table-cell>
          <table:table-cell table:style-name="表格5.A1" office:value-type="string">
            <text:h text:style-name="P21" text:outline-level="1" loext:marker-style-name="T15"/>
          </table:table-cell>
          <table:table-cell table:style-name="表格5.A1" office:value-type="string">
            <text:h text:style-name="P21" text:outline-level="1" loext:marker-style-name="T15"/>
          </table:table-cell>
        </table:table-row>
      </table:table>
      <text:h text:style-name="P18" text:outline-level="1" loext:marker-style-name="T12"/>
      <text:h text:style-name="P5" text:outline-level="1" loext:marker-style-name="T25"><loext:content-control loext:tag="goog_rdk_49" loext:id="678548447"><text:span text:style-name="T7">四、</text:span></loext:content-control><text:span text:style-name="T8">師大附中112學年度自主學習期末自我評鑑表</text:span></text:h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 table:style-name="表格6.1">
          <table:table-cell table:style-name="表格6.A1" office:value-type="string">
            <text:h text:style-name="P6" text:outline-level="1" loext:marker-style-name="T25"><text:span text:style-name="T12">申請學期</text:span><text:span text:style-name="T12"/></text:h>
          </table:table-cell>
          <table:table-cell table:style-name="表格6.A1" table:number-columns-spanned="3" office:value-type="string">
            <text:h text:style-name="P6" text:outline-level="1" loext:marker-style-name="T25"><text:span text:style-name="T12">高一 第 <text:s text:c="3"/>學期</text:span><text:span text:style-name="T12"/></text:h>
          </table:table-cell>
          <table:covered-table-cell/>
          <table:covered-table-cell/>
          <table:table-cell table:style-name="表格6.A1" office:value-type="string">
            <text:h text:style-name="P6" text:outline-level="1" loext:marker-style-name="T25"><text:span text:style-name="T12">學號</text:span><text:span text:style-name="T12"/></text:h>
          </table:table-cell>
          <table:table-cell table:style-name="表格6.A1" office:value-type="string">
            <text:h text:style-name="P19" text:outline-level="1" loext:marker-style-name="T12"/>
          </table:table-cell>
        </table:table-row>
        <table:table-row table:style-name="表格6.1">
          <table:table-cell table:style-name="表格6.A1" office:value-type="string">
            <text:h text:style-name="P6" text:outline-level="1" loext:marker-style-name="T25"><text:span text:style-name="T12">班級</text:span><text:span text:style-name="T12"/></text:h>
          </table:table-cell>
          <table:table-cell table:style-name="表格6.A1" office:value-type="string">
            <text:h text:style-name="P24" text:outline-level="1" loext:marker-style-name="T10"/>
          </table:table-cell>
          <table:table-cell table:style-name="表格6.A1" office:value-type="string">
            <text:h text:style-name="P6" text:outline-level="1" loext:marker-style-name="T25"><text:span text:style-name="T12">座號</text:span><text:span text:style-name="T12"/></text:h>
          </table:table-cell>
          <table:table-cell table:style-name="表格6.A1" office:value-type="string">
            <text:h text:style-name="P18" text:outline-level="1" loext:marker-style-name="T12"/>
          </table:table-cell>
          <table:table-cell table:style-name="表格6.A1" office:value-type="string">
            <text:h text:style-name="P6" text:outline-level="1" loext:marker-style-name="T25"><text:span text:style-name="T12">姓名</text:span><text:span text:style-name="T12"/></text:h>
          </table:table-cell>
          <table:table-cell table:style-name="表格6.A1" office:value-type="string">
            <text:h text:style-name="P19" text:outline-level="1" loext:marker-style-name="T12"/>
          </table:table-cell>
        </table:table-row>
        <table:table-row table:style-name="表格6.3">
          <table:table-cell table:style-name="表格6.A3" table:number-columns-spanned="6" office:value-type="string">
            <text:h text:style-name="P9" text:outline-level="1" loext:marker-style-name="T25"><text:span text:style-name="T12">自主學習計畫期末成果簡要說明:</text:span><text:span text:style-name="T12"/></text:h>
            <text:h text:style-name="P18" text:outline-level="1" loext:marker-style-name="T12"/>
            <text:h text:style-name="P18" text:outline-level="1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6.3">
          <table:table-cell table:style-name="表格6.A4" table:number-columns-spanned="6" office:value-type="string">
            <text:h text:style-name="P9" text:outline-level="1" loext:marker-style-name="T25"><text:span text:style-name="T12">自主學習計畫成果自我評斷: □符合預期 □部分符合預期 □未能符合預期</text:span><text:span text:style-name="T12"/></text:h>
            <text:h text:style-name="P9" text:outline-level="1" loext:marker-style-name="T25"><text:span text:style-name="T12">簡要說明：</text:span><text:span text:style-name="T12"/></text:h>
            <text:h text:style-name="P18" text:outline-level="1" loext:marker-style-name="T12"/>
            <text:h text:style-name="P18" text:outline-level="1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6.3">
          <table:table-cell table:style-name="表格6.A5" table:number-columns-spanned="6" office:value-type="string">
            <text:h text:style-name="P9" text:outline-level="1" loext:marker-style-name="T25"><text:span text:style-name="T12">自主學習計畫自我修正：</text:span><text:span text:style-name="T12"/></text:h>
            <text:h text:style-name="P18" text:outline-level="1" loext:marker-style-name="T12"/>
            <text:h text:style-name="P18" text:outline-level="1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" text:outline-level="1" loext:marker-style-name="T25"><text:span text:style-name="T12">附註：期末成果簡要說明如有書面報告請附上，如有發表方式呈現，請上傳影音平台，並附上連結網址，如有展示請附上作品集照片，如有其他呈現方式，亦請在成果簡要說明中呈現。</text:span><text:span text:style-name="T12"/></text:h>
      <text:h text:style-name="P5" text:outline-level="1" loext:marker-style-name="T25"><loext:content-control loext:tag="goog_rdk_50" loext:id="-2098244446"><text:span text:style-name="T7">五、自主學習成果報告</text:span></loext:content-control></text:h>
      <text:h text:style-name="P26" text:outline-level="1" loext:marker-style-name="T23"/>
      <text:h text:style-name="P26" text:outline-level="1" loext:marker-style-name="T23"/>
      <text:h text:style-name="P26" text:outline-level="1" loext:marker-style-name="T23"/>
      <text:h text:style-name="P26" text:outline-level="1" loext:marker-style-name="T23"/>
      <text:h text:style-name="P26" text:outline-level="1" loext:marker-style-name="T23"/>
      <text:h text:style-name="P26" text:outline-level="1" loext:marker-style-name="T23"/>
      <text:h text:style-name="P26" text:outline-level="1" loext:marker-style-name="T23"/>
      <text:h text:style-name="P26" text:outline-level="1" loext:marker-style-name="T23"/>
      <text:h text:style-name="P26" text:outline-level="1" loext:marker-style-name="T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akePearl" svg:font-family="FakePearl"/>
    <style:font-face style:name="FakePearl1" svg:font-family="FakePearl" style:font-family-generic="swiss"/>
    <style:font-face style:name="Fakepearl" svg:font-family="Fakepearl"/>
    <style:font-face style:name="Georgia" svg:font-family="Georgia"/>
    <style:font-face style:name="Georgia1" svg:font-family="Georgia" style:font-family-generic="swiss"/>
    <style:font-face style:name="Georgia2" svg:font-family="Georgia" style:font-family-generic="system" style:font-pitch="variable"/>
    <style:font-face style:name="Gungsuh" svg:font-family="Gungsuh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新細明體" svg:font-family="新細明體"/>
    <style:font-face style:name="新細明體1" svg:font-family="新細明體" style:font-family-generic="system" style:font-pitch="variable"/>
    <style:font-face style:name="標楷體" svg:font-family="標楷體"/>
    <style:font-face style:name="標楷體1" svg:font-family="標楷體" style:font-family-generic="swiss"/>
    <style:font-face style:name="標楷體2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Noto Serif CJK TC" style:font-size-asian="10pt" style:language-asian="zh" style:country-asian="TW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DejaVu Sans1" style:font-size-asian="10pt" style:language-asian="zh" style:country-asian="TW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top="0cm" fo:margin-bottom="0cm" style:contextual-spacing="false" style:line-height-at-least="0.002cm" fo:text-align="start" style:justify-single-word="false" fo:orphans="0" fo:widows="0" fo:hyphenation-ladder-count="no-limit" fo:text-indent="-0.002cm" style:auto-text-indent="false" style:vertical-align="baseline" style:writing-mode="lr-tb"/>
      <style:text-properties style:use-window-font-color="true" loext:opacity="0%" style:text-position="-4% 100%" style:font-name="Calibri" fo:font-family="Calibri" style:font-family-generic="swiss" fo:font-size="12pt" fo:language="en" fo:country="US" style:letter-kerning="tru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FakePearl" style:font-family-asian="FakePearl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CJK TC" style:font-family-complex="'Noto Sans CJK TC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CJK TC" style:font-family-complex="'Noto Sans CJK TC'" style:font-family-generic-complex="system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tandard_20__28_WW_29_" style:display-name="Standard (WW)" style:family="paragraph" style:default-outline-level="1" style:list-style-name="">
      <style:paragraph-properties fo:margin-left="-0.002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baseline" style:writing-mode="lr-tb"/>
      <style:text-properties style:use-window-font-color="true" loext:opacity="0%" style:text-position="-4% 100%" style:font-name="Calibri" fo:font-family="Calibri" style:font-family-generic="swiss" fo:font-size="12pt" fo:language="en" fo:country="US" style:letter-kerning="tru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default-outline-level="1" style:list-style-name="">
      <style:paragraph-properties fo:margin-left="-0.002cm" fo:margin-top="0cm" fo:margin-bottom="0cm" style:contextual-spacing="false" style:line-height-at-least="0.002cm" fo:text-align="end" style:justify-single-word="false" fo:orphans="2" fo:widows="2" fo:hyphenation-ladder-count="no-limit" fo:text-indent="-0.002cm" style:auto-text-indent="false" style:vertical-align="baseline" style:writing-mode="lr-tb"/>
      <style:text-properties fo:color="#000000" loext:opacity="100%" style:text-position="-3% 100%" style:font-name="標楷體1" fo:font-family="標楷體" style:font-family-generic="swiss" fo:font-size="20pt" fo:language="en" fo:country="US" style:letter-kerning="true" style:font-name-asian="標楷體" style:font-family-asian="標楷體" style:font-size-asian="20pt" style:language-asian="zh" style:country-asian="TW" style:font-name-complex="標楷體2" style:font-family-complex="標楷體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Text_20_body_20__28_WW_29_" style:class="extra">
      <style:text-properties fo:font-size="10pt" style:font-size-asian="10pt" style:font-size-complex="10pt"/>
    </style:style>
    <style:style style:name="Footer" style:family="paragraph" style:parent-style-name="Text_20_body_20__28_WW_29_" style:class="extra">
      <style:text-properties fo:font-size="10pt" style:font-size-asian="10pt" style:font-size-complex="10pt"/>
    </style:style>
    <style:style style:name="Balloon_20_Text" style:display-name="Balloon Text" style:family="paragraph" style:parent-style-name="Text_20_body_20__28_WW_29_">
      <style:text-properties style:font-name="Calibri Light" fo:font-family="'Calibri Light'" style:font-family-generic="swiss" fo:font-size="9pt" style:font-name-asian="新細明體" style:font-family-asian="新細明體" style:font-size-asian="9pt" style:font-name-complex="Times New Roman2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Text_20_body_20__28_WW_29_">
      <style:paragraph-properties fo:margin-left="0.847cm" fo:text-indent="0cm" style:auto-text-indent="false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1" fo:font-family="Georgia" style:font-family-generic="swiss" fo:font-size="24pt" fo:font-style="italic" style:font-name-asian="Georgia" style:font-family-asian="Georgia" style:font-size-asian="24pt" style:font-style-asian="italic" style:font-name-complex="Georgia2" style:font-family-complex="Georgia" style:font-family-generic-complex="system" style:font-pitch-complex="variable" style:font-size-complex="2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頁首_20_字元" style:display-name="頁首 字元" style:family="text">
      <style:text-properties fo:color="#000000" loext:opacity="100%" style:text-position="0% 100%" style:font-name="標楷體1" fo:font-family="標楷體" style:font-family-generic="swiss" fo:font-size="10pt" style:text-blinking="false" style:font-name-asian="標楷體" style:font-family-asian="標楷體" style:font-size-asian="10pt" style:font-name-complex="標楷體2" style:font-family-complex="標楷體" style:font-family-generic-complex="system" style:font-pitch-complex="variable" style:font-size-complex="10pt" style:text-emphasize="none" style:text-scale="100%"/>
    </style:style>
    <style:style style:name="頁尾_20_字元" style:display-name="頁尾 字元" style:family="text">
      <style:text-properties fo:color="#000000" loext:opacity="100%" style:text-position="0% 100%" style:font-name="標楷體1" fo:font-family="標楷體" style:font-family-generic="swiss" fo:font-size="10pt" style:text-blinking="false" style:font-name-asian="標楷體" style:font-family-asian="標楷體" style:font-size-asian="10pt" style:font-name-complex="標楷體2" style:font-family-complex="標楷體" style:font-family-generic-complex="system" style:font-pitch-complex="variable" style:font-size-complex="10pt" style:text-emphasize="none" style:text-scale="100%"/>
    </style:style>
    <style:style style:name="註解方塊文字_20_字元" style:display-name="註解方塊文字 字元" style:family="text">
      <style:text-properties fo:color="#000000" loext:opacity="100%" style:text-position="0% 100%" style:font-name="Calibri Light" fo:font-family="'Calibri Light'" style:font-family-generic="swiss" fo:font-size="9pt" style:text-blinking="false" style:font-name-asian="新細明體" style:font-family-asian="新細明體" style:font-size-asian="9pt" style:font-name-complex="Times New Roman2" style:font-family-complex="'Times New Roman'" style:font-family-generic-complex="system" style:font-pitch-complex="variable" style:font-size-complex="9pt" style:text-emphasize="none" style:text-scale="100%"/>
    </style:style>
    <style:style style:name="Numbering_20_Symbols" style:display-name="Numbering Symbols" style:family="text">
      <style:text-properties style:text-position="0% 100%" fo:font-size="10pt" style:text-blinking="false" style:font-size-asian="10pt" style:text-emphasize="none" style:text-scale="100%"/>
    </style:style>
    <style:style style:name="Bullets" style:family="text">
      <style:text-properties style:font-name="OpenSymbol1" fo:font-family="OpenSymbol" style:font-family-generic="swiss" style:font-name-asian="OpenSymbol" style:font-family-asian="OpenSymbol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style:text-blinking="false" style:font-size-asian="10pt" style:text-emphasize="none" style:text-scale="100%"/>
    </style:style>
    <style:style style:name="ListLabel_20_11" style:display-name="ListLabel 11" style:family="text">
      <style:text-properties style:text-position="0% 100%" fo:font-size="10pt" style:text-blinking="false" style:font-size-asian="10pt" style:text-emphasize="none" style:text-scale="100%"/>
    </style:style>
    <style:style style:name="ListLabel_20_12" style:display-name="ListLabel 12" style:family="text">
      <style:text-properties style:text-position="0% 100%" fo:font-size="10pt" style:text-blinking="false" style:font-size-asian="10pt" style:text-emphasize="none" style:text-scale="100%"/>
    </style:style>
    <style:style style:name="ListLabel_20_13" style:display-name="ListLabel 13" style:family="text">
      <style:text-properties style:text-position="0% 100%" fo:font-size="10pt" style:text-blinking="false" style:font-size-asian="10pt" style:text-emphasize="none" style:text-scale="100%"/>
    </style:style>
    <style:style style:name="ListLabel_20_14" style:display-name="ListLabel 14" style:family="text">
      <style:text-properties style:text-position="0% 100%" fo:font-size="10pt" style:text-blinking="false" style:font-size-asian="10pt" style:text-emphasize="none" style:text-scale="100%"/>
    </style:style>
    <style:style style:name="ListLabel_20_15" style:display-name="ListLabel 15" style:family="text">
      <style:text-properties style:text-position="0% 100%" fo:font-size="10pt" style:text-blinking="false" style:font-size-asian="10pt" style:text-emphasize="none" style:text-scale="100%"/>
    </style:style>
    <style:style style:name="ListLabel_20_16" style:display-name="ListLabel 16" style:family="text">
      <style:text-properties style:text-position="0% 100%" fo:font-size="10pt" style:text-blinking="false" style:font-size-asian="10pt" style:text-emphasize="none" style:text-scale="100%"/>
    </style:style>
    <style:style style:name="ListLabel_20_17" style:display-name="ListLabel 17" style:family="text">
      <style:text-properties style:text-position="0% 100%" fo:font-size="10pt" style:text-blinking="false" style:font-size-asian="10pt" style:text-emphasize="none" style:text-scale="100%"/>
    </style:style>
    <style:style style:name="ListLabel_20_18" style:display-name="ListLabel 18" style:family="text">
      <style:text-properties style:text-position="0% 100%" fo:font-size="10pt" style:text-blinking="false" style:font-size-asian="10pt" style:text-emphasize="none" style:text-scale="100%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FakePearl1" fo:font-family="FakePearl" style:font-family-generic="swiss" style:font-name-asian="FakePearl" style:font-family-asian="FakePear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6cm" fo:text-indent="-0.635cm" fo:margin-left="1.266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1cm" fo:text-indent="-0.635cm" fo:margin-left="1.901cm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1cm" fo:text-indent="-0.635cm" fo:margin-left="3.171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1cm" fo:text-indent="-0.635cm" fo:margin-left="4.441cm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1cm" fo:text-indent="-0.635cm" fo:margin-left="5.711cm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66cm" fo:text-indent="-0.635cm" fo:margin-left="1.266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1cm" fo:text-indent="-0.635cm" fo:margin-left="1.9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1cm" fo:text-indent="-0.635cm" fo:margin-left="3.17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1cm" fo:text-indent="-0.635cm" fo:margin-left="4.44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5.711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6cm" fo:text-indent="-0.635cm" fo:margin-left="1.266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1cm" fo:text-indent="-0.635cm" fo:margin-left="1.901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1cm" fo:text-indent="-0.635cm" fo:margin-left="3.171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1cm" fo:text-indent="-0.635cm" fo:margin-left="4.441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1cm" fo:text-indent="-0.635cm" fo:margin-left="5.711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left="0cm" fo:text-indent="-0.004cm" style:auto-text-indent="false"/>
      <style:text-properties style:language-asian="zh" style:country-asian="TW"/>
    </style:style>
    <style:style style:name="MP2" style:family="paragraph" style:parent-style-name="Standard">
      <style:paragraph-properties fo:margin-left="0cm" fo:line-height="100%" fo:text-align="center" style:justify-single-word="false" fo:orphans="2" fo:widows="2" fo:text-indent="-0.004cm" style:auto-text-indent="false"/>
    </style:style>
    <style:style style:name="MT1" style:family="text">
      <style:text-properties style:language-asian="zh" style:country-asian="TW"/>
    </style:style>
    <style:style style:name="MT2" style:family="text">
      <style:text-properties fo:color="#000000" loext:opacity="100%" style:font-name="標楷體1" fo:font-size="10pt" style:font-name-asian="標楷體" style:font-size-asian="10pt" style:font-name-complex="標楷體2" style:font-size-complex="10pt"/>
    </style:style>
    <style:style style:name="MT3" style:family="text">
      <style:text-properties fo:color="#000000" loext:opacity="100%" style:font-name="Times New Roman1" fo:font-size="10pt" style:font-name-asian="Times New Roman" style:font-size-asian="10pt" style:language-asian="zh" style:country-asian="TW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499cm" fo:margin-left="2cm" fo:margin-right="2cm" style:writing-mode="lr-tb" style:layout-grid-color="#c0c0c0" style:layout-grid-lines="1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 loext:marker-style-name="MT1"/>
      </style:header>
      <style:footer>
        <text:h text:style-name="MP2" text:outline-level="1" loext:marker-style-name="MT2"><text:span text:style-name="MT3"><text:page-number text:select-page="current">7</text:page-number></text:span></text:h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1:49:00</meta:creation-date>
    <meta:initial-creator>filab</meta:initial-creator>
    <dc:language>zh-TW</dc:language>
    <meta:print-date>2023-02-11T00:15:00</meta:print-date>
    <dc:date>2024-05-27T18:58:21.885754906</dc:date>
    <meta:editing-cycles>9</meta:editing-cycles>
    <meta:editing-duration>PT2H22M59S</meta:editing-duration>
    <meta:generator>LibreOffice/24.2.3.2$Linux_X86_64 LibreOffice_project/420$Build-2</meta:generator>
    <meta:document-statistic meta:table-count="6" meta:image-count="0" meta:object-count="0" meta:page-count="7" meta:paragraph-count="216" meta:word-count="1228" meta:character-count="2234" meta:non-whitespace-character-count="1680"/>
    <meta:user-defined meta:name="AppVersion">15.0000</meta:user-defined>
    <meta:template xlink:type="simple" xlink:actuate="onRequest" xlink:title="Normal" xlink:href=""/>
  </office:meta>
</office:document-meta>
</file>